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font-weight="bold" style:font-weight-asian="bold" style:font-weight-complex="bold"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font-style="italic" style:font-style-asian="italic" style:font-style-complex="italic" fo:language="ru" fo:country="RU"/>
    </style:style>
    <style:style style:name="P9" style:parent-style-name="Standard" style:family="paragraph">
      <style:text-properties fo:font-style="italic" style:font-style-asian="italic" style:font-style-complex="italic" fo:language="ru" fo:country="RU"/>
    </style:style>
    <style:style style:name="P10" style:parent-style-name="Standard" style:family="paragraph">
      <style:text-properties fo:font-style="italic" style:font-style-asian="italic" style:font-style-complex="italic" fo:language="ru" fo:country="RU"/>
    </style:style>
    <style:style style:name="P1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font-weight="bold" style:font-weight-asian="bold" style:font-weight-complex="bold" fo:language="ru" fo:country="RU"/>
    </style:style>
    <style:style style:name="P20" style:parent-style-name="Standard" style:family="paragraph">
      <style:text-properties fo:font-weight="bold" style:font-weight-asian="bold" style:font-weight-complex="bold" fo:language="ru" fo:country="RU"/>
    </style:style>
    <style:style style:name="P21" style:parent-style-name="Standard" style:family="paragraph">
      <style:text-properties fo:font-weight="bold" style:font-weight-asian="bold" style:font-weight-complex="bold" fo:language="ru" fo:country="RU"/>
    </style:style>
    <style:style style:name="P22" style:parent-style-name="Standard" style:family="paragraph">
      <style:text-properties fo:font-weight="bold" style:font-weight-asian="bold" style:font-weight-complex="bold" fo:language="ru" fo:country="RU"/>
    </style:style>
    <style:style style:name="P23" style:parent-style-name="Standard" style:family="paragraph">
      <style:text-properties fo:font-weight="bold" style:font-weight-asian="bold" style:font-weight-complex="bold" fo:language="ru" fo:country="RU"/>
    </style:style>
    <style:style style:name="P24" style:parent-style-name="Standard" style:family="paragraph">
      <style:text-properties fo:font-weight="bold" style:font-weight-asian="bold" style:font-weight-complex="bold" fo:language="ru" fo:country="RU"/>
    </style:style>
    <style:style style:name="P25" style:parent-style-name="Standard" style:family="paragraph">
      <style:text-properties fo:font-weight="bold" style:font-weight-asian="bold" style:font-weight-complex="bold" fo:language="ru" fo:country="RU"/>
    </style:style>
    <style:style style:name="P26" style:parent-style-name="Standard" style:family="paragraph">
      <style:text-properties fo:font-weight="bold" style:font-weight-asian="bold" style:font-weight-complex="bold" fo:language="ru" fo:country="RU"/>
    </style:style>
    <style:style style:name="P27" style:parent-style-name="Standard" style:family="paragraph">
      <style:text-properties fo:font-weight="bold" style:font-weight-asian="bold" style:font-weight-complex="bold"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font-style="italic" style:font-style-asian="italic" style:font-style-complex="italic" fo:language="ru" fo:country="RU"/>
    </style:style>
    <style:style style:name="P44" style:parent-style-name="Standard" style:family="paragraph">
      <style:text-properties fo:font-style="italic" style:font-style-asian="italic" style:font-style-complex="italic"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font-weight="bold" style:font-weight-asian="bold" style:font-weight-complex="bold"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font-style="italic" style:font-style-asian="italic" style:font-style-complex="italic" fo:language="ru" fo:country="RU"/>
    </style:style>
    <style:style style:name="P55" style:parent-style-name="Standard" style:family="paragraph">
      <style:text-properties fo:font-style="italic" style:font-style-asian="italic" style:font-style-complex="italic"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P65" style:parent-style-name="Standard" style:family="paragraph">
      <style:text-properties fo:font-weight="bold" style:font-weight-asian="bold" style:font-weight-complex="bold"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P76" style:parent-style-name="Standard" style:family="paragraph">
      <style:text-properties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language="ru" fo:country="RU"/>
    </style:style>
    <style:style style:name="P79" style:parent-style-name="Standard" style:family="paragraph">
      <style:text-properties fo:language="ru" fo:country="RU"/>
    </style:style>
    <style:style style:name="P80" style:parent-style-name="Standard" style:family="paragraph">
      <style:text-properties fo:language="ru" fo:country="RU"/>
    </style:style>
    <style:style style:name="P81" style:parent-style-name="Standard" style:family="paragraph">
      <style:text-properties fo:font-style="italic" style:font-style-asian="italic" style:font-style-complex="italic" fo:language="ru" fo:country="RU"/>
    </style:style>
    <style:style style:name="P82" style:parent-style-name="Standard" style:family="paragraph">
      <style:text-properties fo:font-style="italic" style:font-style-asian="italic" style:font-style-complex="italic" fo:language="ru" fo:country="RU"/>
    </style:style>
    <style:style style:name="P83" style:parent-style-name="Standard" style:family="paragraph">
      <style:text-properties fo:language="ru" fo:country="RU"/>
    </style:style>
    <style:style style:name="P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P92" style:parent-style-name="Standard" style:family="paragraph">
      <style:text-properties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font-weight="bold" style:font-weight-asian="bold" style:font-weight-complex="bold" fo:language="ru" fo:country="RU"/>
    </style:style>
    <style:style style:name="P95" style:parent-style-name="Standard" style:family="paragraph">
      <style:text-properties fo:language="ru" fo:country="RU"/>
    </style:style>
    <style:style style:name="P96" style:parent-style-name="Standard" style:family="paragraph">
      <style:text-properties fo:font-style="italic" style:font-style-asian="italic" style:font-style-complex="italic" fo:language="ru" fo:country="RU"/>
    </style:style>
    <style:style style:name="P97" style:parent-style-name="Standard" style:family="paragraph">
      <style:text-properties fo:font-style="italic" style:font-style-asian="italic" style:font-style-complex="italic" fo:language="ru" fo:country="RU"/>
    </style:style>
    <style:style style:name="P98" style:parent-style-name="Standard" style:family="paragraph">
      <style:text-properties fo:font-style="italic" style:font-style-asian="italic" style:font-style-complex="italic" fo:language="ru" fo:country="RU"/>
    </style:style>
    <style:style style:name="P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08" style:parent-style-name="Standard" style:family="paragraph">
      <style:text-properties fo:language="ru" fo:country="RU"/>
    </style:style>
    <style:style style:name="P109" style:parent-style-name="Standard" style:family="paragraph">
      <style:text-properties fo:language="ru" fo:country="RU"/>
    </style:style>
    <style:style style:name="P110" style:parent-style-name="Standard" style:family="paragraph">
      <style:text-properties fo:font-weight="bold" style:font-weight-asian="bold" style:font-weight-complex="bold" fo:language="ru" fo:country="RU"/>
    </style:style>
    <style:style style:name="P111" style:parent-style-name="Standard" style:family="paragraph">
      <style:text-properties fo:font-weight="bold" style:font-weight-asian="bold" style:font-weight-complex="bold" fo:language="ru" fo:country="RU"/>
    </style:style>
    <style:style style:name="P112" style:parent-style-name="Standard" style:family="paragraph">
      <style:text-properties fo:language="ru" fo:country="RU"/>
    </style:style>
    <style:style style:name="P113" style:parent-style-name="Standard" style:family="paragraph">
      <style:text-properties fo:font-style="italic" style:font-style-asian="italic" style:font-style-complex="italic" fo:language="ru" fo:country="RU"/>
    </style:style>
    <style:style style:name="P114" style:parent-style-name="Standard" style:family="paragraph">
      <style:text-properties fo:font-style="italic" style:font-style-asian="italic" style:font-style-complex="italic" fo:language="ru" fo:country="RU"/>
    </style:style>
    <style:style style:name="P115" style:parent-style-name="Standard" style:family="paragraph">
      <style:text-properties fo:font-style="italic" style:font-style-asian="italic" style:font-style-complex="italic" fo:language="ru" fo:country="RU"/>
    </style:style>
    <style:style style:name="P1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1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1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26" style:parent-style-name="Standard" style:family="paragraph">
      <style:text-properties fo:language="ru" fo:country="RU"/>
    </style:style>
    <style:style style:name="P127" style:parent-style-name="Standard" style:family="paragraph">
      <style:text-properties fo:language="ru" fo:country="RU"/>
    </style:style>
    <style:style style:name="P128" style:parent-style-name="Standard" style:family="paragraph">
      <style:text-properties fo:font-weight="bold" style:font-weight-asian="bold" style:font-weight-complex="bold" fo:language="ru" fo:country="RU"/>
    </style:style>
    <style:style style:name="P129" style:parent-style-name="Standard" style:family="paragraph">
      <style:text-properties fo:language="ru" fo:country="RU"/>
    </style:style>
    <style:style style:name="P130" style:parent-style-name="Standard" style:family="paragraph">
      <style:text-properties fo:language="ru" fo:country="RU"/>
    </style:style>
    <style:style style:name="P131" style:parent-style-name="Standard" style:family="paragraph">
      <style:text-properties fo:font-style="italic" style:font-style-asian="italic" style:font-style-complex="italic" fo:language="ru" fo:country="RU"/>
    </style:style>
    <style:style style:name="P132" style:parent-style-name="Standard" style:family="paragraph">
      <style:text-properties fo:font-style="italic" style:font-style-asian="italic" style:font-style-complex="italic" fo:language="ru" fo:country="RU"/>
    </style:style>
    <style:style style:name="P133" style:parent-style-name="Standard" style:family="paragraph">
      <style:text-properties fo:font-style="italic" style:font-style-asian="italic" style:font-style-complex="italic" fo:language="ru" fo:country="RU"/>
    </style:style>
    <style:style style:name="P13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44" style:parent-style-name="Standard" style:family="paragraph">
      <style:text-properties fo:language="ru" fo:country="RU"/>
    </style:style>
    <style:style style:name="P145" style:parent-style-name="Standard" style:family="paragraph">
      <style:text-properties fo:language="ru" fo:country="RU"/>
    </style:style>
    <style:style style:name="P146" style:parent-style-name="Standard" style:family="paragraph">
      <style:text-properties fo:font-weight="bold" style:font-weight-asian="bold" style:font-weight-complex="bold" fo:language="ru" fo:country="RU"/>
    </style:style>
    <style:style style:name="P147" style:parent-style-name="Standard" style:family="paragraph">
      <style:text-properties fo:font-weight="bold" style:font-weight-asian="bold" style:font-weight-complex="bold" fo:language="ru" fo:country="RU"/>
    </style:style>
    <style:style style:name="P148" style:parent-style-name="Standard" style:family="paragraph">
      <style:text-properties fo:font-weight="bold" style:font-weight-asian="bold" style:font-weight-complex="bold" fo:language="ru" fo:country="RU"/>
    </style:style>
    <style:style style:name="P149" style:parent-style-name="Standard" style:family="paragraph">
      <style:text-properties fo:font-weight="bold" style:font-weight-asian="bold" style:font-weight-complex="bold" fo:language="ru" fo:country="RU"/>
    </style:style>
    <style:style style:name="P150" style:parent-style-name="Standard" style:family="paragraph">
      <style:text-properties fo:font-weight="bold" style:font-weight-asian="bold" style:font-weight-complex="bold" fo:language="ru" fo:country="RU"/>
    </style:style>
    <style:style style:name="P151" style:parent-style-name="Standard" style:family="paragraph">
      <style:text-properties fo:font-weight="bold" style:font-weight-asian="bold" style:font-weight-complex="bold" fo:language="ru" fo:country="RU"/>
    </style:style>
    <style:style style:name="P152" style:parent-style-name="Standard" style:family="paragraph">
      <style:text-properties fo:font-weight="bold" style:font-weight-asian="bold" style:font-weight-complex="bold" fo:language="ru" fo:country="RU"/>
    </style:style>
    <style:style style:name="P153" style:parent-style-name="Standard" style:family="paragraph">
      <style:text-properties fo:font-weight="bold" style:font-weight-asian="bold" style:font-weight-complex="bold" fo:language="ru" fo:country="RU"/>
    </style:style>
    <style:style style:name="P154" style:parent-style-name="Standard" style:family="paragraph">
      <style:text-properties fo:font-weight="bold" style:font-weight-asian="bold" style:font-weight-complex="bold" fo:language="ru" fo:country="RU"/>
    </style:style>
    <style:style style:name="P155" style:parent-style-name="Standard" style:family="paragraph">
      <style:text-properties fo:font-weight="bold" style:font-weight-asian="bold" style:font-weight-complex="bold" fo:language="ru" fo:country="RU"/>
    </style:style>
    <style:style style:name="P156" style:parent-style-name="Standard" style:family="paragraph">
      <style:text-properties fo:font-weight="bold" style:font-weight-asian="bold" style:font-weight-complex="bold" fo:language="ru" fo:country="RU"/>
    </style:style>
    <style:style style:name="P157" style:parent-style-name="Standard" style:family="paragraph">
      <style:text-properties fo:language="ru" fo:country="RU"/>
    </style:style>
    <style:style style:name="P158" style:parent-style-name="Standard" style:family="paragraph">
      <style:text-properties fo:font-style="italic" style:font-style-asian="italic" style:font-style-complex="italic" fo:language="ru" fo:country="RU"/>
    </style:style>
    <style:style style:name="P159" style:parent-style-name="Standard" style:family="paragraph">
      <style:text-properties fo:font-style="italic" style:font-style-asian="italic" style:font-style-complex="italic" fo:language="ru" fo:country="RU"/>
    </style:style>
    <style:style style:name="P160" style:parent-style-name="Standard" style:family="paragraph">
      <style:text-properties fo:font-style="italic" style:font-style-asian="italic" style:font-style-complex="italic" fo:language="ru" fo:country="RU"/>
    </style:style>
    <style:style style:name="P1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16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16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1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166" style:parent-style-name="Основнойшрифтабзаца" style:family="text">
      <style:text-properties fo:language="uk" fo:country="UA"/>
    </style:style>
    <style:style style:name="T167" style:parent-style-name="Основнойшрифтабзаца" style:family="text">
      <style:text-properties fo:language="ru" fo:country="RU"/>
    </style:style>
    <style:style style:name="P1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7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178" style:parent-style-name="Основнойшрифтабзаца" style:family="text">
      <style:text-properties fo:language="ru" fo:country="RU"/>
    </style:style>
    <style:style style:name="P1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1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181" style:parent-style-name="Основнойшрифтабзаца" style:family="text">
      <style:text-properties fo:language="uk" fo:country="UA"/>
    </style:style>
    <style:style style:name="T182" style:parent-style-name="Основнойшрифтабзаца" style:family="text">
      <style:text-properties fo:language="ru" fo:country="RU"/>
    </style:style>
    <style:style style:name="P1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190" style:parent-style-name="Standard" style:family="paragraph">
      <style:text-properties fo:language="ru" fo:country="RU"/>
    </style:style>
    <style:style style:name="P191" style:parent-style-name="Standard" style:family="paragraph">
      <style:text-properties fo:language="ru" fo:country="RU"/>
    </style:style>
    <style:style style:name="P192" style:parent-style-name="Standard" style:family="paragraph">
      <style:text-properties fo:font-weight="bold" style:font-weight-asian="bold" style:font-weight-complex="bold" fo:language="ru" fo:country="RU"/>
    </style:style>
    <style:style style:name="P193" style:parent-style-name="Standard" style:family="paragraph">
      <style:text-properties fo:font-weight="bold" style:font-weight-asian="bold" style:font-weight-complex="bold" fo:language="ru" fo:country="RU"/>
    </style:style>
    <style:style style:name="P194" style:parent-style-name="Standard" style:family="paragraph">
      <style:text-properties fo:font-weight="bold" style:font-weight-asian="bold" style:font-weight-complex="bold" fo:language="ru" fo:country="RU"/>
    </style:style>
    <style:style style:name="P195" style:parent-style-name="Standard" style:family="paragraph">
      <style:text-properties fo:font-weight="bold" style:font-weight-asian="bold" style:font-weight-complex="bold" fo:language="ru" fo:country="RU"/>
    </style:style>
    <style:style style:name="P196" style:parent-style-name="Standard" style:family="paragraph">
      <style:text-properties fo:font-weight="bold" style:font-weight-asian="bold" style:font-weight-complex="bold" fo:language="ru" fo:country="RU"/>
    </style:style>
    <style:style style:name="P197" style:parent-style-name="Standard" style:family="paragraph">
      <style:text-properties fo:language="ru" fo:country="RU"/>
    </style:style>
    <style:style style:name="P198" style:parent-style-name="Standard" style:family="paragraph">
      <style:text-properties fo:font-style="italic" style:font-style-asian="italic" style:font-style-complex="italic" fo:language="ru" fo:country="RU"/>
    </style:style>
    <style:style style:name="P199" style:parent-style-name="Standard" style:family="paragraph">
      <style:text-properties fo:font-style="italic" style:font-style-asian="italic" style:font-style-complex="italic" fo:language="ru" fo:country="RU"/>
    </style:style>
    <style:style style:name="P200" style:parent-style-name="Standard" style:family="paragraph">
      <style:text-properties fo:font-style="italic" style:font-style-asian="italic" style:font-style-complex="italic" fo:language="ru" fo:country="RU"/>
    </style:style>
    <style:style style:name="P2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style="italic" style:font-style-asian="italic" style:font-style-complex="italic" fo:language="ru" fo:country="RU"/>
    </style:style>
    <style:style style:name="P2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style="italic" style:font-style-asian="italic" style:font-style-complex="italic" fo:language="ru" fo:country="RU"/>
    </style:style>
    <style:style style:name="P2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style="italic" style:font-style-asian="italic" style:font-style-complex="italic" fo:language="ru" fo:country="RU"/>
    </style:style>
    <style:style style:name="P2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07" style:parent-style-name="Standard" style:family="paragraph">
      <style:text-properties fo:font-style="italic" style:font-style-asian="italic" style:font-style-complex="italic" fo:language="ru" fo:country="RU"/>
    </style:style>
    <style:style style:name="P208" style:parent-style-name="Standard" style:family="paragraph">
      <style:text-properties fo:language="ru" fo:country="RU"/>
    </style:style>
    <style:style style:name="P209" style:parent-style-name="Standard" style:family="paragraph">
      <style:text-properties fo:language="ru" fo:country="RU"/>
    </style:style>
    <style:style style:name="P210" style:parent-style-name="Standard" style:family="paragraph">
      <style:text-properties fo:font-weight="bold" style:font-weight-asian="bold" style:font-weight-complex="bold" fo:language="ru" fo:country="RU"/>
    </style:style>
    <style:style style:name="P211" style:parent-style-name="Standard" style:family="paragraph">
      <style:text-properties fo:font-weight="bold" style:font-weight-asian="bold" style:font-weight-complex="bold" fo:language="ru" fo:country="RU"/>
    </style:style>
    <style:style style:name="P212" style:parent-style-name="Standard" style:family="paragraph">
      <style:text-properties fo:font-weight="bold" style:font-weight-asian="bold" style:font-weight-complex="bold" fo:language="ru" fo:country="RU"/>
    </style:style>
    <style:style style:name="P213" style:parent-style-name="Standard" style:family="paragraph">
      <style:text-properties fo:font-weight="bold" style:font-weight-asian="bold" style:font-weight-complex="bold" fo:language="ru" fo:country="RU"/>
    </style:style>
    <style:style style:name="P214" style:parent-style-name="Standard" style:family="paragraph">
      <style:text-properties fo:font-weight="bold" style:font-weight-asian="bold" style:font-weight-complex="bold" fo:language="ru" fo:country="RU"/>
    </style:style>
    <style:style style:name="P215" style:parent-style-name="Standard" style:family="paragraph">
      <style:text-properties fo:language="ru" fo:country="RU"/>
    </style:style>
    <style:style style:name="P216" style:parent-style-name="Standard" style:family="paragraph">
      <style:text-properties fo:language="ru" fo:country="RU"/>
    </style:style>
    <style:style style:name="P217" style:parent-style-name="Standard" style:family="paragraph">
      <style:text-properties fo:font-style="italic" style:font-style-asian="italic" style:font-style-complex="italic" fo:language="ru" fo:country="RU"/>
    </style:style>
    <style:style style:name="P218" style:parent-style-name="Standard" style:family="paragraph">
      <style:text-properties fo:font-style="italic" style:font-style-asian="italic" style:font-style-complex="italic" fo:language="ru" fo:country="RU"/>
    </style:style>
    <style:style style:name="P219" style:parent-style-name="Standard" style:family="paragraph">
      <style:text-properties fo:font-style="italic" style:font-style-asian="italic" style:font-style-complex="italic" fo:language="ru" fo:country="RU"/>
    </style:style>
    <style:style style:name="P2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2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223" style:parent-style-name="Основнойшрифтабзаца" style:family="text">
      <style:text-properties fo:language="uk" fo:country="UA"/>
    </style:style>
    <style:style style:name="T224" style:parent-style-name="Основнойшрифтабзаца" style:family="text">
      <style:text-properties fo:language="ru" fo:country="RU"/>
    </style:style>
    <style:style style:name="P2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2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28" style:parent-style-name="Standard" style:family="paragraph">
      <style:text-properties fo:language="ru" fo:country="RU"/>
    </style:style>
    <style:style style:name="P229" style:parent-style-name="Standard" style:family="paragraph">
      <style:text-properties fo:language="ru" fo:country="RU"/>
    </style:style>
    <style:style style:name="P230" style:parent-style-name="Standard" style:family="paragraph">
      <style:text-properties fo:font-weight="bold" style:font-weight-asian="bold" style:font-weight-complex="bold" fo:language="ru" fo:country="RU"/>
    </style:style>
    <style:style style:name="P231" style:parent-style-name="Standard" style:family="paragraph">
      <style:text-properties fo:font-weight="bold" style:font-weight-asian="bold" style:font-weight-complex="bold" fo:language="ru" fo:country="RU"/>
    </style:style>
    <style:style style:name="P232" style:parent-style-name="Standard" style:family="paragraph">
      <style:text-properties fo:font-weight="bold" style:font-weight-asian="bold" style:font-weight-complex="bold" fo:language="ru" fo:country="RU"/>
    </style:style>
    <style:style style:name="P233" style:parent-style-name="Standard" style:family="paragraph">
      <style:text-properties fo:font-weight="bold" style:font-weight-asian="bold" style:font-weight-complex="bold" fo:language="ru" fo:country="RU"/>
    </style:style>
    <style:style style:name="P234" style:parent-style-name="Standard" style:family="paragraph">
      <style:text-properties fo:font-weight="bold" style:font-weight-asian="bold" style:font-weight-complex="bold" fo:language="ru" fo:country="RU"/>
    </style:style>
    <style:style style:name="P235" style:parent-style-name="Standard" style:family="paragraph">
      <style:text-properties fo:language="ru" fo:country="RU"/>
    </style:style>
    <style:style style:name="P236" style:parent-style-name="Standard" style:family="paragraph">
      <style:text-properties fo:language="ru" fo:country="RU"/>
    </style:style>
    <style:style style:name="P237" style:parent-style-name="Standard" style:family="paragraph">
      <style:text-properties fo:language="ru" fo:country="RU"/>
    </style:style>
    <style:style style:name="P238" style:parent-style-name="Standard" style:family="paragraph">
      <style:text-properties fo:language="ru" fo:country="RU"/>
    </style:style>
    <style:style style:name="P239" style:parent-style-name="Standard" style:family="paragraph">
      <style:text-properties fo:language="ru" fo:country="RU"/>
    </style:style>
    <style:style style:name="P240" style:parent-style-name="Standard" style:family="paragraph">
      <style:text-properties fo:font-style="italic" style:font-style-asian="italic" style:font-style-complex="italic" fo:language="ru" fo:country="RU"/>
    </style:style>
    <style:style style:name="P241" style:parent-style-name="Standard" style:family="paragraph">
      <style:text-properties fo:font-style="italic" style:font-style-asian="italic" style:font-style-complex="italic" fo:language="ru" fo:country="RU"/>
    </style:style>
    <style:style style:name="P242" style:parent-style-name="Standard" style:family="paragraph">
      <style:text-properties fo:font-style="italic" style:font-style-asian="italic" style:font-style-complex="italic" fo:language="ru" fo:country="RU"/>
    </style:style>
    <style:style style:name="P2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2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2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2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257" style:parent-style-name="Основнойшрифтабзаца" style:family="text">
      <style:text-properties fo:language="uk" fo:country="UA"/>
    </style:style>
    <style:style style:name="T258" style:parent-style-name="Основнойшрифтабзаца" style:family="text">
      <style:text-properties fo:language="ru" fo:country="RU"/>
    </style:style>
    <style:style style:name="P2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63" style:parent-style-name="Standard" style:family="paragraph">
      <style:text-properties fo:language="ru" fo:country="RU"/>
    </style:style>
    <style:style style:name="P264" style:parent-style-name="Standard" style:family="paragraph">
      <style:text-properties fo:language="ru" fo:country="RU"/>
    </style:style>
    <style:style style:name="P265" style:parent-style-name="Standard" style:family="paragraph">
      <style:text-properties fo:language="ru" fo:country="RU"/>
    </style:style>
    <style:style style:name="P266" style:parent-style-name="Standard" style:family="paragraph">
      <style:text-properties fo:font-weight="bold" style:font-weight-asian="bold" style:font-weight-complex="bold" fo:language="ru" fo:country="RU"/>
    </style:style>
    <style:style style:name="P267" style:parent-style-name="Standard" style:family="paragraph">
      <style:text-properties fo:font-weight="bold" style:font-weight-asian="bold" style:font-weight-complex="bold" fo:language="ru" fo:country="RU"/>
    </style:style>
    <style:style style:name="P268" style:parent-style-name="Standard" style:family="paragraph">
      <style:text-properties fo:font-weight="bold" style:font-weight-asian="bold" style:font-weight-complex="bold" fo:language="ru" fo:country="RU"/>
    </style:style>
    <style:style style:name="P269" style:parent-style-name="Standard" style:family="paragraph">
      <style:text-properties fo:font-weight="bold" style:font-weight-asian="bold" style:font-weight-complex="bold" fo:language="ru" fo:country="RU"/>
    </style:style>
    <style:style style:name="P270" style:parent-style-name="Standard" style:family="paragraph">
      <style:text-properties fo:font-weight="bold" style:font-weight-asian="bold" style:font-weight-complex="bold" fo:language="ru" fo:country="RU"/>
    </style:style>
    <style:style style:name="P271" style:parent-style-name="Standard" style:family="paragraph">
      <style:text-properties fo:font-weight="bold" style:font-weight-asian="bold" style:font-weight-complex="bold" fo:language="ru" fo:country="RU"/>
    </style:style>
    <style:style style:name="P272" style:parent-style-name="Standard" style:family="paragraph">
      <style:text-properties fo:font-weight="bold" style:font-weight-asian="bold" style:font-weight-complex="bold" fo:language="ru" fo:country="RU"/>
    </style:style>
    <style:style style:name="P273" style:parent-style-name="Standard" style:family="paragraph">
      <style:text-properties fo:font-weight="bold" style:font-weight-asian="bold" style:font-weight-complex="bold" fo:language="ru" fo:country="RU"/>
    </style:style>
    <style:style style:name="P274" style:parent-style-name="Standard" style:family="paragraph">
      <style:text-properties fo:font-weight="bold" style:font-weight-asian="bold" style:font-weight-complex="bold"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P277" style:parent-style-name="Standard" style:family="paragraph">
      <style:text-properties fo:language="ru" fo:country="RU"/>
    </style:style>
    <style:style style:name="P278" style:parent-style-name="Standard" style:family="paragraph">
      <style:text-properties fo:font-style="italic" style:font-style-asian="italic" style:font-style-complex="italic" fo:language="ru" fo:country="RU"/>
    </style:style>
    <style:style style:name="P279" style:parent-style-name="Standard" style:family="paragraph">
      <style:text-properties fo:font-style="italic" style:font-style-asian="italic" style:font-style-complex="italic" fo:language="ru" fo:country="RU"/>
    </style:style>
    <style:style style:name="P280" style:parent-style-name="Standard" style:family="paragraph">
      <style:text-properties fo:font-style="italic" style:font-style-asian="italic" style:font-style-complex="italic" fo:language="ru" fo:country="RU"/>
    </style:style>
    <style:style style:name="P281" style:parent-style-name="Standard" style:family="paragraph">
      <style:text-properties fo:font-style="italic" style:font-style-asian="italic" style:font-style-complex="italic" fo:language="ru" fo:country="RU"/>
    </style:style>
    <style:style style:name="P28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91" style:parent-style-name="Standard" style:family="paragraph">
      <style:text-properties fo:language="ru" fo:country="RU"/>
    </style:style>
    <style:style style:name="P292" style:parent-style-name="Standard" style:family="paragraph">
      <style:text-properties fo:language="ru" fo:country="RU"/>
    </style:style>
    <style:style style:name="P293" style:parent-style-name="Standard" style:family="paragraph">
      <style:text-properties fo:font-weight="bold" style:font-weight-asian="bold" style:font-weight-complex="bold" fo:language="ru" fo:country="RU"/>
    </style:style>
    <style:style style:name="P294" style:parent-style-name="Standard" style:family="paragraph">
      <style:text-properties fo:language="ru" fo:country="RU"/>
    </style:style>
    <style:style style:name="P295" style:parent-style-name="Standard" style:family="paragraph">
      <style:text-properties fo:font-style="italic" style:font-style-asian="italic" style:font-style-complex="italic" fo:language="ru" fo:country="RU"/>
    </style:style>
    <style:style style:name="P296" style:parent-style-name="Standard" style:family="paragraph">
      <style:text-properties fo:font-style="italic" style:font-style-asian="italic" style:font-style-complex="italic" fo:language="ru" fo:country="RU"/>
    </style:style>
    <style:style style:name="P297" style:parent-style-name="Standard" style:family="paragraph">
      <style:text-properties fo:font-style="italic" style:font-style-asian="italic" style:font-style-complex="italic" fo:language="ru" fo:country="RU"/>
    </style:style>
    <style:style style:name="P29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2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02" style:parent-style-name="Основнойшрифтабзаца" style:family="text">
      <style:text-properties fo:language="ru" fo:country="RU"/>
    </style:style>
    <style:style style:name="P3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uk" fo:country="UA"/>
    </style:style>
    <style:style style:name="P3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05" style:parent-style-name="Основнойшрифтабзаца" style:family="text">
      <style:text-properties fo:language="uk" fo:country="UA"/>
    </style:style>
    <style:style style:name="T306" style:parent-style-name="Основнойшрифтабзаца" style:family="text">
      <style:text-properties fo:language="ru" fo:country="RU"/>
    </style:style>
    <style:style style:name="P3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0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16" style:parent-style-name="Standard" style:family="paragraph">
      <style:text-properties fo:language="ru" fo:country="RU"/>
    </style:style>
    <style:style style:name="P317" style:parent-style-name="Standard" style:family="paragraph">
      <style:text-properties fo:language="ru" fo:country="RU"/>
    </style:style>
    <style:style style:name="P318" style:parent-style-name="Standard" style:family="paragraph">
      <style:text-properties fo:language="ru" fo:country="RU"/>
    </style:style>
    <style:style style:name="P319" style:parent-style-name="Standard" style:family="paragraph">
      <style:text-properties fo:font-weight="bold" style:font-weight-asian="bold" style:font-weight-complex="bold" fo:language="ru" fo:country="RU"/>
    </style:style>
    <style:style style:name="P320" style:parent-style-name="Standard" style:family="paragraph">
      <style:text-properties fo:language="ru" fo:country="RU"/>
    </style:style>
    <style:style style:name="P321" style:parent-style-name="Standard" style:family="paragraph">
      <style:text-properties fo:font-style="italic" style:font-style-asian="italic" style:font-style-complex="italic" fo:language="ru" fo:country="RU"/>
    </style:style>
    <style:style style:name="P322" style:parent-style-name="Standard" style:family="paragraph">
      <style:text-properties fo:font-style="italic" style:font-style-asian="italic" style:font-style-complex="italic" fo:language="ru" fo:country="RU"/>
    </style:style>
    <style:style style:name="P323" style:parent-style-name="Standard" style:family="paragraph">
      <style:text-properties fo:font-style="italic" style:font-style-asian="italic" style:font-style-complex="italic" fo:language="ru" fo:country="RU"/>
    </style:style>
    <style:style style:name="P3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26" style:parent-style-name="Основнойшрифтабзаца" style:family="text">
      <style:text-properties fo:language="ru" fo:country="RU"/>
    </style:style>
    <style:style style:name="P3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28" style:parent-style-name="Основнойшрифтабзаца" style:family="text">
      <style:text-properties fo:language="uk" fo:country="UA"/>
    </style:style>
    <style:style style:name="T329" style:parent-style-name="Основнойшрифтабзаца" style:family="text">
      <style:text-properties fo:language="ru" fo:country="RU"/>
    </style:style>
    <style:style style:name="P33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31" style:parent-style-name="Standard" style:family="paragraph">
      <style:text-properties fo:language="ru" fo:country="RU"/>
    </style:style>
    <style:style style:name="P332" style:parent-style-name="Standard" style:family="paragraph">
      <style:text-properties fo:language="ru" fo:country="RU"/>
    </style:style>
    <style:style style:name="P333" style:parent-style-name="Standard" style:family="paragraph">
      <style:text-properties fo:language="ru" fo:country="RU"/>
    </style:style>
    <style:style style:name="P334" style:parent-style-name="Standard" style:family="paragraph">
      <style:text-properties fo:font-weight="bold" style:font-weight-asian="bold" style:font-weight-complex="bold" fo:language="ru" fo:country="RU"/>
    </style:style>
    <style:style style:name="P335" style:parent-style-name="Standard" style:family="paragraph">
      <style:text-properties fo:language="ru" fo:country="RU"/>
    </style:style>
    <style:style style:name="P336" style:parent-style-name="Standard" style:family="paragraph">
      <style:text-properties fo:font-style="italic" style:font-style-asian="italic" style:font-style-complex="italic" fo:language="ru" fo:country="RU"/>
    </style:style>
    <style:style style:name="P337" style:parent-style-name="Standard" style:family="paragraph">
      <style:text-properties fo:font-style="italic" style:font-style-asian="italic" style:font-style-complex="italic" fo:language="ru" fo:country="RU"/>
    </style:style>
    <style:style style:name="P338" style:parent-style-name="Standard" style:family="paragraph">
      <style:text-properties fo:font-style="italic" style:font-style-asian="italic" style:font-style-complex="italic" fo:language="ru" fo:country="RU"/>
    </style:style>
    <style:style style:name="P3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42" style:parent-style-name="Standard" style:family="paragraph">
      <style:text-properties fo:language="ru" fo:country="RU"/>
    </style:style>
    <style:style style:name="P343" style:parent-style-name="Standard" style:family="paragraph">
      <style:text-properties fo:language="ru" fo:country="RU"/>
    </style:style>
    <style:style style:name="P344" style:parent-style-name="Standard" style:family="paragraph">
      <style:text-properties fo:font-weight="bold" style:font-weight-asian="bold" style:font-weight-complex="bold" fo:language="ru" fo:country="RU"/>
    </style:style>
    <style:style style:name="P345" style:parent-style-name="Standard" style:family="paragraph">
      <style:text-properties fo:language="ru" fo:country="RU"/>
    </style:style>
    <style:style style:name="P346" style:parent-style-name="Standard" style:family="paragraph">
      <style:text-properties fo:font-style="italic" style:font-style-asian="italic" style:font-style-complex="italic" fo:language="ru" fo:country="RU"/>
    </style:style>
    <style:style style:name="P347" style:parent-style-name="Standard" style:family="paragraph">
      <style:text-properties fo:font-style="italic" style:font-style-asian="italic" style:font-style-complex="italic" fo:language="ru" fo:country="RU"/>
    </style:style>
    <style:style style:name="P348" style:parent-style-name="Standard" style:family="paragraph">
      <style:text-properties fo:font-style="italic" style:font-style-asian="italic" style:font-style-complex="italic" fo:language="ru" fo:country="RU"/>
    </style:style>
    <style:style style:name="P349" style:parent-style-name="Standard" style:family="paragraph">
      <style:text-properties fo:font-style="italic" style:font-style-asian="italic" style:font-style-complex="italic" fo:language="ru" fo:country="RU"/>
    </style:style>
    <style:style style:name="P3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58" style:parent-style-name="Standard" style:family="paragraph">
      <style:text-properties fo:language="ru" fo:country="RU"/>
    </style:style>
    <style:style style:name="P359" style:parent-style-name="Standard" style:family="paragraph">
      <style:text-properties fo:language="ru" fo:country="RU"/>
    </style:style>
    <style:style style:name="P360" style:parent-style-name="Standard" style:family="paragraph">
      <style:text-properties fo:font-weight="bold" style:font-weight-asian="bold" style:font-weight-complex="bold" fo:language="ru" fo:country="RU"/>
    </style:style>
    <style:style style:name="P361" style:parent-style-name="Standard" style:family="paragraph">
      <style:text-properties fo:font-style="italic" style:font-style-asian="italic" style:font-style-complex="italic" fo:language="ru" fo:country="RU"/>
    </style:style>
    <style:style style:name="P362" style:parent-style-name="Standard" style:family="paragraph">
      <style:text-properties fo:font-style="italic" style:font-style-asian="italic" style:font-style-complex="italic" fo:language="ru" fo:country="RU"/>
    </style:style>
    <style:style style:name="P363" style:parent-style-name="Standard" style:family="paragraph">
      <style:text-properties fo:font-style="italic" style:font-style-asian="italic" style:font-style-complex="italic" fo:language="ru" fo:country="RU"/>
    </style:style>
    <style:style style:name="P364" style:parent-style-name="Standard" style:family="paragraph">
      <style:text-properties fo:font-style="italic" style:font-style-asian="italic" style:font-style-complex="italic" fo:language="ru" fo:country="RU"/>
    </style:style>
    <style:style style:name="P3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76" style:parent-style-name="Standard" style:family="paragraph">
      <style:text-properties fo:language="ru" fo:country="RU"/>
    </style:style>
    <style:style style:name="P377" style:parent-style-name="Standard" style:family="paragraph">
      <style:text-properties fo:language="ru" fo:country="RU"/>
    </style:style>
    <style:style style:name="P378" style:parent-style-name="Standard" style:family="paragraph">
      <style:text-properties fo:font-weight="bold" style:font-weight-asian="bold" style:font-weight-complex="bold" fo:language="ru" fo:country="RU"/>
    </style:style>
    <style:style style:name="P379" style:parent-style-name="Standard" style:family="paragraph">
      <style:text-properties fo:font-style="italic" style:font-style-asian="italic" style:font-style-complex="italic" fo:language="ru" fo:country="RU"/>
    </style:style>
    <style:style style:name="P380" style:parent-style-name="Standard" style:family="paragraph">
      <style:text-properties fo:font-style="italic" style:font-style-asian="italic" style:font-style-complex="italic" fo:language="ru" fo:country="RU"/>
    </style:style>
    <style:style style:name="P381" style:parent-style-name="Standard" style:family="paragraph">
      <style:text-properties fo:font-style="italic" style:font-style-asian="italic" style:font-style-complex="italic" fo:language="ru" fo:country="RU"/>
    </style:style>
    <style:style style:name="P382" style:parent-style-name="Standard" style:family="paragraph">
      <style:text-properties fo:font-style="italic" style:font-style-asian="italic" style:font-style-complex="italic" fo:language="ru" fo:country="RU"/>
    </style:style>
    <style:style style:name="P3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87" style:parent-style-name="Основнойшрифтабзаца" style:family="text">
      <style:text-properties fo:language="uk" fo:country="UA"/>
    </style:style>
    <style:style style:name="T388" style:parent-style-name="Основнойшрифтабзаца" style:family="text">
      <style:text-properties fo:language="ru" fo:country="RU"/>
    </style:style>
    <style:style style:name="P3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390" style:parent-style-name="Standard" style:family="paragraph">
      <style:text-properties fo:language="ru" fo:country="RU"/>
    </style:style>
    <style:style style:name="P391" style:parent-style-name="Standard" style:family="paragraph">
      <style:text-properties fo:language="ru" fo:country="RU"/>
    </style:style>
    <style:style style:name="P392" style:parent-style-name="Standard" style:family="paragraph">
      <style:text-properties fo:font-weight="bold" style:font-weight-asian="bold" style:font-weight-complex="bold" fo:language="ru" fo:country="RU"/>
    </style:style>
    <style:style style:name="P393" style:parent-style-name="Standard" style:family="paragraph">
      <style:text-properties fo:font-weight="bold" style:font-weight-asian="bold" style:font-weight-complex="bold" fo:language="ru" fo:country="RU"/>
    </style:style>
    <style:style style:name="P394" style:parent-style-name="Standard" style:family="paragraph">
      <style:text-properties fo:font-weight="bold" style:font-weight-asian="bold" style:font-weight-complex="bold" fo:language="ru" fo:country="RU"/>
    </style:style>
    <style:style style:name="P395" style:parent-style-name="Standard" style:family="paragraph">
      <style:text-properties fo:language="ru" fo:country="RU"/>
    </style:style>
    <style:style style:name="P396" style:parent-style-name="Standard" style:family="paragraph">
      <style:text-properties fo:font-style="italic" style:font-style-asian="italic" style:font-style-complex="italic" fo:language="ru" fo:country="RU"/>
    </style:style>
    <style:style style:name="P397" style:parent-style-name="Standard" style:family="paragraph">
      <style:text-properties fo:font-style="italic" style:font-style-asian="italic" style:font-style-complex="italic" fo:language="ru" fo:country="RU"/>
    </style:style>
    <style:style style:name="P398" style:parent-style-name="Standard" style:family="paragraph">
      <style:text-properties fo:font-style="italic" style:font-style-asian="italic" style:font-style-complex="italic" fo:language="ru" fo:country="RU"/>
    </style:style>
    <style:style style:name="P3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1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2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429" style:parent-style-name="Standard" style:family="paragraph">
      <style:text-properties fo:language="ru" fo:country="RU"/>
    </style:style>
    <style:style style:name="P430" style:parent-style-name="Standard" style:family="paragraph">
      <style:text-properties fo:language="ru" fo:country="RU"/>
    </style:style>
    <style:style style:name="P431" style:parent-style-name="Standard" style:family="paragraph">
      <style:text-properties fo:language="ru" fo:country="RU"/>
    </style:style>
    <style:style style:name="P432" style:parent-style-name="Standard" style:family="paragraph">
      <style:text-properties fo:font-weight="bold" style:font-weight-asian="bold" style:font-weight-complex="bold" fo:language="ru" fo:country="RU"/>
    </style:style>
    <style:style style:name="P433" style:parent-style-name="Standard" style:family="paragraph">
      <style:text-properties fo:language="ru" fo:country="RU"/>
    </style:style>
    <style:style style:name="P434" style:parent-style-name="Standard" style:family="paragraph">
      <style:text-properties fo:language="ru" fo:country="RU"/>
    </style:style>
    <style:style style:name="P435" style:parent-style-name="Standard" style:family="paragraph">
      <style:text-properties fo:font-style="italic" style:font-style-asian="italic" style:font-style-complex="italic" fo:language="ru" fo:country="RU"/>
    </style:style>
    <style:style style:name="P436" style:parent-style-name="Standard" style:family="paragraph">
      <style:text-properties fo:font-style="italic" style:font-style-asian="italic" style:font-style-complex="italic" fo:language="ru" fo:country="RU"/>
    </style:style>
    <style:style style:name="P437" style:parent-style-name="Standard" style:family="paragraph">
      <style:text-properties fo:font-style="italic" style:font-style-asian="italic" style:font-style-complex="italic" fo:language="ru" fo:country="RU"/>
    </style:style>
    <style:style style:name="P43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4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4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463" style:parent-style-name="Основнойшрифтабзаца" style:family="text">
      <style:text-properties fo:language="ru" fo:country="RU"/>
    </style:style>
    <style:style style:name="P464" style:parent-style-name="Standard" style:family="paragraph">
      <style:text-properties fo:language="ru" fo:country="RU"/>
    </style:style>
    <style:style style:name="P465" style:parent-style-name="Standard" style:family="paragraph">
      <style:text-properties fo:language="ru" fo:country="RU"/>
    </style:style>
    <style:style style:name="P466" style:parent-style-name="Standard" style:family="paragraph">
      <style:text-properties fo:font-weight="bold" style:font-weight-asian="bold" style:font-weight-complex="bold" fo:language="ru" fo:country="RU"/>
    </style:style>
    <style:style style:name="P467" style:parent-style-name="Standard" style:family="paragraph">
      <style:text-properties fo:font-style="italic" style:font-style-asian="italic" style:font-style-complex="italic" fo:language="ru" fo:country="RU"/>
    </style:style>
    <style:style style:name="P468" style:parent-style-name="Standard" style:family="paragraph">
      <style:text-properties fo:font-style="italic" style:font-style-asian="italic" style:font-style-complex="italic" fo:language="ru" fo:country="RU"/>
    </style:style>
    <style:style style:name="P469" style:parent-style-name="Standard" style:family="paragraph">
      <style:text-properties fo:font-style="italic" style:font-style-asian="italic" style:font-style-complex="italic" fo:language="ru" fo:country="RU"/>
    </style:style>
    <style:style style:name="P470" style:parent-style-name="Standard" style:family="paragraph">
      <style:text-properties fo:font-style="italic" style:font-style-asian="italic" style:font-style-complex="italic" fo:language="ru" fo:country="RU"/>
    </style:style>
    <style:style style:name="P47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7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477" style:parent-style-name="Основнойшрифтабзаца" style:family="text">
      <style:text-properties fo:language="ru" fo:country="RU"/>
    </style:style>
    <style:style style:name="P478" style:parent-style-name="Standard" style:family="paragraph">
      <style:text-properties fo:language="ru" fo:country="RU"/>
    </style:style>
    <style:style style:name="P479" style:parent-style-name="Standard" style:family="paragraph">
      <style:text-properties fo:language="ru" fo:country="RU"/>
    </style:style>
    <style:style style:name="P480" style:parent-style-name="Standard" style:family="paragraph">
      <style:text-properties fo:language="ru" fo:country="RU"/>
    </style:style>
    <style:style style:name="P481" style:parent-style-name="Standard" style:family="paragraph">
      <style:text-properties fo:font-weight="bold" style:font-weight-asian="bold" style:font-weight-complex="bold" fo:language="ru" fo:country="RU"/>
    </style:style>
    <style:style style:name="P482" style:parent-style-name="Standard" style:family="paragraph">
      <style:text-properties fo:font-weight="bold" style:font-weight-asian="bold" style:font-weight-complex="bold" fo:language="ru" fo:country="RU"/>
    </style:style>
    <style:style style:name="P483" style:parent-style-name="Standard" style:family="paragraph">
      <style:text-properties fo:language="ru" fo:country="RU"/>
    </style:style>
    <style:style style:name="P484" style:parent-style-name="Standard" style:family="paragraph">
      <style:text-properties fo:language="ru" fo:country="RU"/>
    </style:style>
    <style:style style:name="P485" style:parent-style-name="Standard" style:family="paragraph">
      <style:text-properties fo:font-style="italic" style:font-style-asian="italic" style:font-style-complex="italic" fo:language="ru" fo:country="RU"/>
    </style:style>
    <style:style style:name="P486" style:parent-style-name="Standard" style:family="paragraph">
      <style:text-properties fo:font-style="italic" style:font-style-asian="italic" style:font-style-complex="italic" fo:language="ru" fo:country="RU"/>
    </style:style>
    <style:style style:name="P487" style:parent-style-name="Standard" style:family="paragraph">
      <style:text-properties fo:font-style="italic" style:font-style-asian="italic" style:font-style-complex="italic" fo:language="ru" fo:country="RU"/>
    </style:style>
    <style:style style:name="P4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49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496" style:parent-style-name="Standard" style:family="paragraph">
      <style:text-properties fo:language="ru" fo:country="RU"/>
    </style:style>
    <style:style style:name="P497" style:parent-style-name="Standard" style:family="paragraph">
      <style:text-properties fo:language="ru" fo:country="RU"/>
    </style:style>
    <style:style style:name="P498" style:parent-style-name="Standard" style:family="paragraph">
      <style:text-properties fo:font-weight="bold" style:font-weight-asian="bold" style:font-weight-complex="bold" fo:language="ru" fo:country="RU"/>
    </style:style>
    <style:style style:name="P499" style:parent-style-name="Standard" style:family="paragraph">
      <style:text-properties fo:font-weight="bold" style:font-weight-asian="bold" style:font-weight-complex="bold" fo:language="ru" fo:country="RU"/>
    </style:style>
    <style:style style:name="P500" style:parent-style-name="Standard" style:family="paragraph">
      <style:text-properties fo:font-weight="bold" style:font-weight-asian="bold" style:font-weight-complex="bold" fo:language="ru" fo:country="RU"/>
    </style:style>
    <style:style style:name="P501" style:parent-style-name="Standard" style:family="paragraph">
      <style:text-properties fo:font-weight="bold" style:font-weight-asian="bold" style:font-weight-complex="bold" fo:language="ru" fo:country="RU"/>
    </style:style>
    <style:style style:name="P502" style:parent-style-name="Standard" style:family="paragraph">
      <style:text-properties fo:font-weight="bold" style:font-weight-asian="bold" style:font-weight-complex="bold" fo:language="ru" fo:country="RU"/>
    </style:style>
    <style:style style:name="P503" style:parent-style-name="Standard" style:family="paragraph">
      <style:text-properties fo:font-weight="bold" style:font-weight-asian="bold" style:font-weight-complex="bold" fo:language="ru" fo:country="RU"/>
    </style:style>
    <style:style style:name="P504" style:parent-style-name="Standard" style:family="paragraph">
      <style:text-properties fo:font-weight="bold" style:font-weight-asian="bold" style:font-weight-complex="bold" fo:language="ru" fo:country="RU"/>
    </style:style>
    <style:style style:name="P505" style:parent-style-name="Standard" style:family="paragraph">
      <style:text-properties fo:font-weight="bold" style:font-weight-asian="bold" style:font-weight-complex="bold" fo:language="ru" fo:country="RU"/>
    </style:style>
    <style:style style:name="P506" style:parent-style-name="Standard" style:family="paragraph">
      <style:text-properties fo:font-weight="bold" style:font-weight-asian="bold" style:font-weight-complex="bold" fo:language="ru" fo:country="RU"/>
    </style:style>
    <style:style style:name="P507" style:parent-style-name="Standard" style:family="paragraph">
      <style:text-properties fo:font-weight="bold" style:font-weight-asian="bold" style:font-weight-complex="bold" fo:language="ru" fo:country="RU"/>
    </style:style>
    <style:style style:name="P508" style:parent-style-name="Standard" style:family="paragraph">
      <style:text-properties fo:font-weight="bold" style:font-weight-asian="bold" style:font-weight-complex="bold" fo:language="ru" fo:country="RU"/>
    </style:style>
    <style:style style:name="P509" style:parent-style-name="Standard" style:family="paragraph">
      <style:text-properties fo:font-weight="bold" style:font-weight-asian="bold" style:font-weight-complex="bold" fo:language="ru" fo:country="RU"/>
    </style:style>
    <style:style style:name="P510" style:parent-style-name="Standard" style:family="paragraph">
      <style:text-properties fo:font-weight="bold" style:font-weight-asian="bold" style:font-weight-complex="bold" fo:language="ru" fo:country="RU"/>
    </style:style>
    <style:style style:name="P511" style:parent-style-name="Standard" style:family="paragraph">
      <style:text-properties fo:language="ru" fo:country="RU"/>
    </style:style>
    <style:style style:name="P512" style:parent-style-name="Standard" style:family="paragraph">
      <style:text-properties fo:font-style="italic" style:font-style-asian="italic" style:font-style-complex="italic" fo:language="ru" fo:country="RU"/>
    </style:style>
    <style:style style:name="P513" style:parent-style-name="Standard" style:family="paragraph">
      <style:text-properties fo:font-style="italic" style:font-style-asian="italic" style:font-style-complex="italic" fo:language="ru" fo:country="RU"/>
    </style:style>
    <style:style style:name="P514" style:parent-style-name="Standard" style:family="paragraph">
      <style:text-properties fo:font-style="italic" style:font-style-asian="italic" style:font-style-complex="italic" fo:language="ru" fo:country="RU"/>
    </style:style>
    <style:style style:name="P5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518" style:parent-style-name="Основнойшрифтабзаца" style:family="text">
      <style:text-properties fo:language="uk" fo:country="UA"/>
    </style:style>
    <style:style style:name="T519" style:parent-style-name="Основнойшрифтабзаца" style:family="text">
      <style:text-properties fo:language="ru" fo:country="RU"/>
    </style:style>
    <style:style style:name="P5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21" style:parent-style-name="Standard" style:family="paragraph">
      <style:text-properties fo:language="ru" fo:country="RU"/>
    </style:style>
    <style:style style:name="P522" style:parent-style-name="Standard" style:family="paragraph">
      <style:text-properties fo:language="ru" fo:country="RU"/>
    </style:style>
    <style:style style:name="P523" style:parent-style-name="Standard" style:family="paragraph">
      <style:text-properties fo:font-weight="bold" style:font-weight-asian="bold" style:font-weight-complex="bold" fo:language="ru" fo:country="RU"/>
    </style:style>
    <style:style style:name="P524" style:parent-style-name="Standard" style:family="paragraph">
      <style:text-properties fo:font-weight="bold" style:font-weight-asian="bold" style:font-weight-complex="bold" fo:language="ru" fo:country="RU"/>
    </style:style>
    <style:style style:name="P525" style:parent-style-name="Standard" style:family="paragraph">
      <style:text-properties fo:font-weight="bold" style:font-weight-asian="bold" style:font-weight-complex="bold" fo:language="ru" fo:country="RU"/>
    </style:style>
    <style:style style:name="P526" style:parent-style-name="Standard" style:family="paragraph">
      <style:text-properties fo:font-weight="bold" style:font-weight-asian="bold" style:font-weight-complex="bold" fo:language="ru" fo:country="RU"/>
    </style:style>
    <style:style style:name="P527" style:parent-style-name="Standard" style:family="paragraph">
      <style:text-properties fo:font-weight="bold" style:font-weight-asian="bold" style:font-weight-complex="bold" fo:language="ru" fo:country="RU"/>
    </style:style>
    <style:style style:name="P528" style:parent-style-name="Standard" style:family="paragraph">
      <style:text-properties fo:font-weight="bold" style:font-weight-asian="bold" style:font-weight-complex="bold" fo:language="ru" fo:country="RU"/>
    </style:style>
    <style:style style:name="P529" style:parent-style-name="Standard" style:family="paragraph">
      <style:text-properties fo:font-weight="bold" style:font-weight-asian="bold" style:font-weight-complex="bold" fo:language="ru" fo:country="RU"/>
    </style:style>
    <style:style style:name="P530" style:parent-style-name="Standard" style:family="paragraph">
      <style:text-properties fo:font-weight="bold" style:font-weight-asian="bold" style:font-weight-complex="bold" fo:language="ru" fo:country="RU"/>
    </style:style>
    <style:style style:name="P531" style:parent-style-name="Standard" style:family="paragraph">
      <style:text-properties fo:font-weight="bold" style:font-weight-asian="bold" style:font-weight-complex="bold" fo:language="ru" fo:country="RU"/>
    </style:style>
    <style:style style:name="P532" style:parent-style-name="Standard" style:family="paragraph">
      <style:text-properties fo:font-weight="bold" style:font-weight-asian="bold" style:font-weight-complex="bold" fo:language="ru" fo:country="RU"/>
    </style:style>
    <style:style style:name="P533" style:parent-style-name="Standard" style:family="paragraph">
      <style:text-properties fo:font-weight="bold" style:font-weight-asian="bold" style:font-weight-complex="bold" fo:language="ru" fo:country="RU"/>
    </style:style>
    <style:style style:name="P534" style:parent-style-name="Standard" style:family="paragraph">
      <style:text-properties fo:font-weight="bold" style:font-weight-asian="bold" style:font-weight-complex="bold" fo:language="ru" fo:country="RU"/>
    </style:style>
    <style:style style:name="P535" style:parent-style-name="Standard" style:family="paragraph">
      <style:text-properties fo:language="ru" fo:country="RU"/>
    </style:style>
    <style:style style:name="P536" style:parent-style-name="Standard" style:family="paragraph">
      <style:text-properties fo:font-style="italic" style:font-style-asian="italic" style:font-style-complex="italic" fo:language="ru" fo:country="RU"/>
    </style:style>
    <style:style style:name="P537" style:parent-style-name="Standard" style:family="paragraph">
      <style:text-properties fo:font-style="italic" style:font-style-asian="italic" style:font-style-complex="italic" fo:language="ru" fo:country="RU"/>
    </style:style>
    <style:style style:name="P538" style:parent-style-name="Standard" style:family="paragraph">
      <style:text-properties fo:font-style="italic" style:font-style-asian="italic" style:font-style-complex="italic" fo:language="ru" fo:country="RU"/>
    </style:style>
    <style:style style:name="P5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5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562" style:parent-style-name="Основнойшрифтабзаца" style:family="text">
      <style:text-properties fo:language="ru" fo:country="RU"/>
    </style:style>
    <style:style style:name="P563" style:parent-style-name="Standard" style:family="paragraph">
      <style:text-properties fo:language="ru" fo:country="RU"/>
    </style:style>
    <style:style style:name="P564" style:parent-style-name="Standard" style:family="paragraph">
      <style:text-properties fo:language="ru" fo:country="RU"/>
    </style:style>
    <style:style style:name="P565" style:parent-style-name="Standard" style:family="paragraph">
      <style:text-properties fo:font-weight="bold" style:font-weight-asian="bold" style:font-weight-complex="bold" fo:language="ru" fo:country="RU"/>
    </style:style>
    <style:style style:name="P566" style:parent-style-name="Standard" style:family="paragraph">
      <style:text-properties fo:font-weight="bold" style:font-weight-asian="bold" style:font-weight-complex="bold" fo:language="ru" fo:country="RU"/>
    </style:style>
    <style:style style:name="P567" style:parent-style-name="Standard" style:family="paragraph">
      <style:text-properties fo:font-weight="bold" style:font-weight-asian="bold" style:font-weight-complex="bold" fo:language="ru" fo:country="RU"/>
    </style:style>
    <style:style style:name="P568" style:parent-style-name="Standard" style:family="paragraph">
      <style:text-properties fo:font-weight="bold" style:font-weight-asian="bold" style:font-weight-complex="bold" fo:language="ru" fo:country="RU"/>
    </style:style>
    <style:style style:name="P569" style:parent-style-name="Standard" style:family="paragraph">
      <style:text-properties fo:language="ru" fo:country="RU"/>
    </style:style>
    <style:style style:name="P570" style:parent-style-name="Standard" style:family="paragraph">
      <style:text-properties fo:font-style="italic" style:font-style-asian="italic" style:font-style-complex="italic" fo:language="ru" fo:country="RU"/>
    </style:style>
    <style:style style:name="P571" style:parent-style-name="Standard" style:family="paragraph">
      <style:text-properties fo:font-style="italic" style:font-style-asian="italic" style:font-style-complex="italic" fo:language="ru" fo:country="RU"/>
    </style:style>
    <style:style style:name="P57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91" style:parent-style-name="Standard" style:family="paragraph">
      <style:text-properties fo:language="ru" fo:country="RU"/>
    </style:style>
    <style:style style:name="P592" style:parent-style-name="Standard" style:family="paragraph">
      <style:text-properties fo:language="ru" fo:country="RU"/>
    </style:style>
    <style:style style:name="P593" style:parent-style-name="Standard" style:family="paragraph">
      <style:text-properties fo:font-weight="bold" style:font-weight-asian="bold" style:font-weight-complex="bold" fo:language="ru" fo:country="RU"/>
    </style:style>
    <style:style style:name="P594" style:parent-style-name="Standard" style:family="paragraph">
      <style:text-properties fo:language="ru" fo:country="RU"/>
    </style:style>
    <style:style style:name="P595" style:parent-style-name="Standard" style:family="paragraph">
      <style:text-properties fo:font-style="italic" style:font-style-asian="italic" style:font-style-complex="italic" fo:language="ru" fo:country="RU"/>
    </style:style>
    <style:style style:name="P596" style:parent-style-name="Standard" style:family="paragraph">
      <style:text-properties fo:font-style="italic" style:font-style-asian="italic" style:font-style-complex="italic" fo:language="ru" fo:country="RU"/>
    </style:style>
    <style:style style:name="P597" style:parent-style-name="Standard" style:family="paragraph">
      <style:text-properties fo:font-style="italic" style:font-style-asian="italic" style:font-style-complex="italic" fo:language="ru" fo:country="RU"/>
    </style:style>
    <style:style style:name="P59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5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06" style:parent-style-name="Standard" style:family="paragraph">
      <style:text-properties fo:language="ru" fo:country="RU"/>
    </style:style>
    <style:style style:name="P607" style:parent-style-name="Standard" style:family="paragraph">
      <style:text-properties fo:language="ru" fo:country="RU"/>
    </style:style>
    <style:style style:name="P608" style:parent-style-name="Standard" style:family="paragraph">
      <style:text-properties fo:font-weight="bold" style:font-weight-asian="bold" style:font-weight-complex="bold" fo:language="ru" fo:country="RU"/>
    </style:style>
    <style:style style:name="P609" style:parent-style-name="Standard" style:family="paragraph">
      <style:text-properties fo:language="ru" fo:country="RU"/>
    </style:style>
    <style:style style:name="P610" style:parent-style-name="Standard" style:family="paragraph">
      <style:text-properties fo:language="ru" fo:country="RU"/>
    </style:style>
    <style:style style:name="P611" style:parent-style-name="Standard" style:family="paragraph">
      <style:text-properties fo:font-style="italic" style:font-style-asian="italic" style:font-style-complex="italic" fo:language="ru" fo:country="RU"/>
    </style:style>
    <style:style style:name="P612" style:parent-style-name="Standard" style:family="paragraph">
      <style:text-properties fo:font-style="italic" style:font-style-asian="italic" style:font-style-complex="italic" fo:language="ru" fo:country="RU"/>
    </style:style>
    <style:style style:name="P61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61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61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61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20" style:parent-style-name="Standard" style:family="paragraph">
      <style:text-properties fo:language="ru" fo:country="RU"/>
    </style:style>
    <style:style style:name="P621" style:parent-style-name="Standard" style:family="paragraph">
      <style:text-properties fo:language="ru" fo:country="RU"/>
    </style:style>
    <style:style style:name="P622" style:parent-style-name="Standard" style:family="paragraph">
      <style:text-properties fo:font-weight="bold" style:font-weight-asian="bold" style:font-weight-complex="bold" fo:language="ru" fo:country="RU"/>
    </style:style>
    <style:style style:name="P623" style:parent-style-name="Standard" style:family="paragraph">
      <style:text-properties fo:language="ru" fo:country="RU"/>
    </style:style>
    <style:style style:name="P624" style:parent-style-name="Standard" style:family="paragraph">
      <style:text-properties fo:language="ru" fo:country="RU"/>
    </style:style>
    <style:style style:name="P625" style:parent-style-name="Standard" style:family="paragraph">
      <style:text-properties fo:font-style="italic" style:font-style-asian="italic" style:font-style-complex="italic" fo:language="ru" fo:country="RU"/>
    </style:style>
    <style:style style:name="P626" style:parent-style-name="Standard" style:family="paragraph">
      <style:text-properties fo:font-style="italic" style:font-style-asian="italic" style:font-style-complex="italic" fo:language="ru" fo:country="RU"/>
    </style:style>
    <style:style style:name="P6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2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2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3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3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32" style:parent-style-name="Standard" style:family="paragraph">
      <style:text-properties fo:language="ru" fo:country="RU"/>
    </style:style>
    <style:style style:name="P633" style:parent-style-name="Standard" style:family="paragraph">
      <style:text-properties fo:language="ru" fo:country="RU"/>
    </style:style>
    <style:style style:name="P634" style:parent-style-name="Standard" style:family="paragraph">
      <style:text-properties fo:font-weight="bold" style:font-weight-asian="bold" style:font-weight-complex="bold" fo:language="ru" fo:country="RU"/>
    </style:style>
    <style:style style:name="P635" style:parent-style-name="Standard" style:family="paragraph">
      <style:text-properties fo:language="ru" fo:country="RU"/>
    </style:style>
    <style:style style:name="P636" style:parent-style-name="Standard" style:family="paragraph">
      <style:text-properties fo:font-style="italic" style:font-style-asian="italic" style:font-style-complex="italic" fo:language="ru" fo:country="RU"/>
    </style:style>
    <style:style style:name="P637" style:parent-style-name="Standard" style:family="paragraph">
      <style:text-properties fo:font-style="italic" style:font-style-asian="italic" style:font-style-complex="italic" fo:language="ru" fo:country="RU"/>
    </style:style>
    <style:style style:name="P638" style:parent-style-name="Standard" style:family="paragraph">
      <style:text-properties fo:font-style="italic" style:font-style-asian="italic" style:font-style-complex="italic" fo:language="ru" fo:country="RU"/>
    </style:style>
    <style:style style:name="P6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53" style:parent-style-name="Standard" style:family="paragraph">
      <style:text-properties fo:language="ru" fo:country="RU"/>
    </style:style>
    <style:style style:name="P654" style:parent-style-name="Standard" style:family="paragraph">
      <style:text-properties fo:language="ru" fo:country="RU"/>
    </style:style>
    <style:style style:name="P655" style:parent-style-name="Standard" style:family="paragraph">
      <style:text-properties fo:font-weight="bold" style:font-weight-asian="bold" style:font-weight-complex="bold" fo:language="ru" fo:country="RU"/>
    </style:style>
    <style:style style:name="P656" style:parent-style-name="Standard" style:family="paragraph">
      <style:text-properties fo:language="ru" fo:country="RU"/>
    </style:style>
    <style:style style:name="P657" style:parent-style-name="Standard" style:family="paragraph">
      <style:text-properties fo:font-style="italic" style:font-style-asian="italic" style:font-style-complex="italic" fo:language="ru" fo:country="RU"/>
    </style:style>
    <style:style style:name="P658" style:parent-style-name="Standard" style:family="paragraph">
      <style:text-properties fo:font-style="italic" style:font-style-asian="italic" style:font-style-complex="italic" fo:language="ru" fo:country="RU"/>
    </style:style>
    <style:style style:name="P659" style:parent-style-name="Standard" style:family="paragraph">
      <style:text-properties fo:font-style="italic" style:font-style-asian="italic" style:font-style-complex="italic" fo:language="ru" fo:country="RU"/>
    </style:style>
    <style:style style:name="P6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7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72" style:parent-style-name="Standard" style:family="paragraph">
      <style:text-properties fo:language="ru" fo:country="RU"/>
    </style:style>
    <style:style style:name="P673" style:parent-style-name="Standard" style:family="paragraph">
      <style:text-properties fo:language="ru" fo:country="RU"/>
    </style:style>
    <style:style style:name="P674" style:parent-style-name="Standard" style:family="paragraph">
      <style:text-properties fo:font-weight="bold" style:font-weight-asian="bold" style:font-weight-complex="bold" fo:language="ru" fo:country="RU"/>
    </style:style>
    <style:style style:name="P675" style:parent-style-name="Standard" style:family="paragraph">
      <style:text-properties fo:font-style="italic" style:font-style-asian="italic" style:font-style-complex="italic" fo:language="ru" fo:country="RU"/>
    </style:style>
    <style:style style:name="P676" style:parent-style-name="Standard" style:family="paragraph">
      <style:text-properties fo:font-style="italic" style:font-style-asian="italic" style:font-style-complex="italic" fo:language="ru" fo:country="RU"/>
    </style:style>
    <style:style style:name="P677" style:parent-style-name="Standard" style:family="paragraph">
      <style:text-properties fo:font-style="italic" style:font-style-asian="italic" style:font-style-complex="italic" fo:language="ru" fo:country="RU"/>
    </style:style>
    <style:style style:name="P678" style:parent-style-name="Standard" style:family="paragraph">
      <style:text-properties fo:font-style="italic" style:font-style-asian="italic" style:font-style-complex="italic" fo:language="ru" fo:country="RU"/>
    </style:style>
    <style:style style:name="P6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6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710" style:parent-style-name="Основнойшрифтабзаца" style:family="text">
      <style:text-properties fo:language="ru" fo:country="RU"/>
    </style:style>
    <style:style style:name="T7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7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13" style:parent-style-name="Standard" style:family="paragraph">
      <style:text-properties fo:language="ru" fo:country="RU"/>
    </style:style>
    <style:style style:name="P714" style:parent-style-name="Standard" style:family="paragraph">
      <style:text-properties fo:language="ru" fo:country="RU"/>
    </style:style>
    <style:style style:name="P715" style:parent-style-name="Standard" style:family="paragraph">
      <style:text-properties fo:language="ru" fo:country="RU"/>
    </style:style>
    <style:style style:name="P716" style:parent-style-name="Standard" style:family="paragraph">
      <style:text-properties fo:font-weight="bold" style:font-weight-asian="bold" style:font-weight-complex="bold" fo:language="ru" fo:country="RU"/>
    </style:style>
    <style:style style:name="P717" style:parent-style-name="Standard" style:family="paragraph">
      <style:text-properties fo:language="ru" fo:country="RU"/>
    </style:style>
    <style:style style:name="P718" style:parent-style-name="Standard" style:family="paragraph">
      <style:text-properties fo:language="ru" fo:country="RU"/>
    </style:style>
    <style:style style:name="P719" style:parent-style-name="Standard" style:family="paragraph">
      <style:text-properties fo:font-style="italic" style:font-style-asian="italic" style:font-style-complex="italic" fo:language="ru" fo:country="RU"/>
    </style:style>
    <style:style style:name="P720" style:parent-style-name="Standard" style:family="paragraph">
      <style:text-properties fo:font-style="italic" style:font-style-asian="italic" style:font-style-complex="italic" fo:language="ru" fo:country="RU"/>
    </style:style>
    <style:style style:name="P721" style:parent-style-name="Standard" style:family="paragraph">
      <style:text-properties fo:font-style="italic" style:font-style-asian="italic" style:font-style-complex="italic" fo:language="ru" fo:country="RU"/>
    </style:style>
    <style:style style:name="P7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2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725" style:parent-style-name="Основнойшрифтабзаца" style:family="text">
      <style:text-properties fo:language="ru" fo:country="RU"/>
    </style:style>
    <style:style style:name="T7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27" style:parent-style-name="Основнойшрифтабзаца" style:family="text">
      <style:text-properties fo:language="ru" fo:country="RU"/>
    </style:style>
    <style:style style:name="P72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29" style:parent-style-name="Standard" style:family="paragraph">
      <style:text-properties fo:language="ru" fo:country="RU"/>
    </style:style>
    <style:style style:name="P730" style:parent-style-name="Standard" style:family="paragraph">
      <style:text-properties fo:language="ru" fo:country="RU"/>
    </style:style>
    <style:style style:name="P731" style:parent-style-name="Standard" style:family="paragraph">
      <style:text-properties fo:font-weight="bold" style:font-weight-asian="bold" style:font-weight-complex="bold" fo:language="ru" fo:country="RU"/>
    </style:style>
    <style:style style:name="P732" style:parent-style-name="Standard" style:family="paragraph">
      <style:text-properties fo:language="ru" fo:country="RU"/>
    </style:style>
    <style:style style:name="P733" style:parent-style-name="Standard" style:family="paragraph">
      <style:text-properties fo:font-style="italic" style:font-style-asian="italic" style:font-style-complex="italic" fo:language="ru" fo:country="RU"/>
    </style:style>
    <style:style style:name="P734" style:parent-style-name="Standard" style:family="paragraph">
      <style:text-properties fo:font-style="italic" style:font-style-asian="italic" style:font-style-complex="italic" fo:language="ru" fo:country="RU"/>
    </style:style>
    <style:style style:name="P735" style:parent-style-name="Standard" style:family="paragraph">
      <style:text-properties fo:font-style="italic" style:font-style-asian="italic" style:font-style-complex="italic" fo:language="ru" fo:country="RU"/>
    </style:style>
    <style:style style:name="P73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3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3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7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43" style:parent-style-name="Основнойшрифтабзаца" style:family="text">
      <style:text-properties fo:language="ru" fo:country="RU"/>
    </style:style>
    <style:style style:name="P7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71" style:parent-style-name="Standard" style:family="paragraph">
      <style:text-properties fo:language="ru" fo:country="RU"/>
    </style:style>
    <style:style style:name="P772" style:parent-style-name="Standard" style:family="paragraph">
      <style:text-properties fo:language="ru" fo:country="RU"/>
    </style:style>
    <style:style style:name="P773" style:parent-style-name="Standard" style:family="paragraph">
      <style:text-properties fo:font-weight="bold" style:font-weight-asian="bold" style:font-weight-complex="bold" fo:language="ru" fo:country="RU"/>
    </style:style>
    <style:style style:name="P774" style:parent-style-name="Standard" style:family="paragraph">
      <style:text-properties fo:language="ru" fo:country="RU"/>
    </style:style>
    <style:style style:name="P775" style:parent-style-name="Standard" style:family="paragraph">
      <style:text-properties fo:language="ru" fo:country="RU"/>
    </style:style>
    <style:style style:name="P776" style:parent-style-name="Standard" style:family="paragraph">
      <style:text-properties fo:font-style="italic" style:font-style-asian="italic" style:font-style-complex="italic" fo:language="ru" fo:country="RU"/>
    </style:style>
    <style:style style:name="P777" style:parent-style-name="Standard" style:family="paragraph">
      <style:text-properties fo:font-style="italic" style:font-style-asian="italic" style:font-style-complex="italic" fo:language="ru" fo:country="RU"/>
    </style:style>
    <style:style style:name="P778" style:parent-style-name="Standard" style:family="paragraph">
      <style:text-properties fo:font-style="italic" style:font-style-asian="italic" style:font-style-complex="italic" fo:language="ru" fo:country="RU"/>
    </style:style>
    <style:style style:name="P7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90" style:parent-style-name="Standard" style:family="paragraph">
      <style:text-properties fo:language="ru" fo:country="RU"/>
    </style:style>
    <style:style style:name="P791" style:parent-style-name="Standard" style:family="paragraph">
      <style:text-properties fo:language="ru" fo:country="RU"/>
    </style:style>
    <style:style style:name="P792" style:parent-style-name="Standard" style:family="paragraph">
      <style:text-properties fo:font-weight="bold" style:font-weight-asian="bold" style:font-weight-complex="bold" fo:language="ru" fo:country="RU"/>
    </style:style>
    <style:style style:name="P793" style:parent-style-name="Standard" style:family="paragraph">
      <style:text-properties fo:language="ru" fo:country="RU"/>
    </style:style>
    <style:style style:name="P794" style:parent-style-name="Standard" style:family="paragraph">
      <style:text-properties fo:font-style="italic" style:font-style-asian="italic" style:font-style-complex="italic" fo:language="ru" fo:country="RU"/>
    </style:style>
    <style:style style:name="P795" style:parent-style-name="Standard" style:family="paragraph">
      <style:text-properties fo:font-style="italic" style:font-style-asian="italic" style:font-style-complex="italic" fo:language="ru" fo:country="RU"/>
    </style:style>
    <style:style style:name="P796" style:parent-style-name="Standard" style:family="paragraph">
      <style:text-properties fo:font-style="italic" style:font-style-asian="italic" style:font-style-complex="italic" fo:language="ru" fo:country="RU"/>
    </style:style>
    <style:style style:name="P79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9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7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11" style:parent-style-name="Standard" style:family="paragraph">
      <style:text-properties fo:language="ru" fo:country="RU"/>
    </style:style>
    <style:style style:name="P812" style:parent-style-name="Standard" style:family="paragraph">
      <style:text-properties fo:language="ru" fo:country="RU"/>
    </style:style>
    <style:style style:name="P813" style:parent-style-name="Standard" style:family="paragraph">
      <style:text-properties fo:font-weight="bold" style:font-weight-asian="bold" style:font-weight-complex="bold" fo:language="ru" fo:country="RU"/>
    </style:style>
    <style:style style:name="P814" style:parent-style-name="Standard" style:family="paragraph">
      <style:text-properties fo:language="ru" fo:country="RU"/>
    </style:style>
    <style:style style:name="P815" style:parent-style-name="Standard" style:family="paragraph">
      <style:text-properties fo:font-style="italic" style:font-style-asian="italic" style:font-style-complex="italic" fo:language="ru" fo:country="RU"/>
    </style:style>
    <style:style style:name="P816" style:parent-style-name="Standard" style:family="paragraph">
      <style:text-properties fo:font-style="italic" style:font-style-asian="italic" style:font-style-complex="italic" fo:language="ru" fo:country="RU"/>
    </style:style>
    <style:style style:name="P817" style:parent-style-name="Standard" style:family="paragraph">
      <style:text-properties fo:font-style="italic" style:font-style-asian="italic" style:font-style-complex="italic" fo:language="ru" fo:country="RU"/>
    </style:style>
    <style:style style:name="P81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1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2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83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45" style:parent-style-name="Standard" style:family="paragraph">
      <style:text-properties fo:language="ru" fo:country="RU"/>
    </style:style>
    <style:style style:name="P846" style:parent-style-name="Standard" style:family="paragraph">
      <style:text-properties fo:language="ru" fo:country="RU"/>
    </style:style>
    <style:style style:name="P847" style:parent-style-name="Standard" style:family="paragraph">
      <style:text-properties fo:font-weight="bold" style:font-weight-asian="bold" style:font-weight-complex="bold" fo:language="ru" fo:country="RU"/>
    </style:style>
    <style:style style:name="P848" style:parent-style-name="Standard" style:family="paragraph">
      <style:text-properties fo:language="ru" fo:country="RU"/>
    </style:style>
    <style:style style:name="P849" style:parent-style-name="Standard" style:family="paragraph">
      <style:text-properties fo:language="ru" fo:country="RU"/>
    </style:style>
    <style:style style:name="P850" style:parent-style-name="Standard" style:family="paragraph">
      <style:text-properties fo:font-style="italic" style:font-style-asian="italic" style:font-style-complex="italic" fo:language="ru" fo:country="RU"/>
    </style:style>
    <style:style style:name="P851" style:parent-style-name="Standard" style:family="paragraph">
      <style:text-properties fo:font-style="italic" style:font-style-asian="italic" style:font-style-complex="italic" fo:language="ru" fo:country="RU"/>
    </style:style>
    <style:style style:name="P852" style:parent-style-name="Standard" style:family="paragraph">
      <style:text-properties fo:font-style="italic" style:font-style-asian="italic" style:font-style-complex="italic" fo:language="ru" fo:country="RU"/>
    </style:style>
    <style:style style:name="P85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5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861" style:parent-style-name="Основнойшрифтабзаца" style:family="text">
      <style:text-properties fo:language="ru" fo:country="RU"/>
    </style:style>
    <style:style style:name="T8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63" style:parent-style-name="Основнойшрифтабзаца" style:family="text">
      <style:text-properties fo:language="ru" fo:country="RU"/>
    </style:style>
    <style:style style:name="P86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71" style:parent-style-name="Standard" style:family="paragraph">
      <style:text-properties fo:language="ru" fo:country="RU"/>
    </style:style>
    <style:style style:name="P872" style:parent-style-name="Standard" style:family="paragraph">
      <style:text-properties fo:language="ru" fo:country="RU"/>
    </style:style>
    <style:style style:name="P873" style:parent-style-name="Standard" style:family="paragraph">
      <style:text-properties fo:font-weight="bold" style:font-weight-asian="bold" style:font-weight-complex="bold" fo:language="ru" fo:country="RU"/>
    </style:style>
    <style:style style:name="P874" style:parent-style-name="Standard" style:family="paragraph">
      <style:text-properties fo:font-weight="bold" style:font-weight-asian="bold" style:font-weight-complex="bold" fo:language="ru" fo:country="RU"/>
    </style:style>
    <style:style style:name="P875" style:parent-style-name="Standard" style:family="paragraph">
      <style:text-properties fo:font-style="italic" style:font-style-asian="italic" style:font-style-complex="italic" fo:language="ru" fo:country="RU"/>
    </style:style>
    <style:style style:name="P876" style:parent-style-name="Standard" style:family="paragraph">
      <style:text-properties fo:font-style="italic" style:font-style-asian="italic" style:font-style-complex="italic" fo:language="ru" fo:country="RU"/>
    </style:style>
    <style:style style:name="P877" style:parent-style-name="Standard" style:family="paragraph">
      <style:text-properties fo:font-style="italic" style:font-style-asian="italic" style:font-style-complex="italic" fo:language="ru" fo:country="RU"/>
    </style:style>
    <style:style style:name="P878" style:parent-style-name="Standard" style:family="paragraph">
      <style:text-properties fo:font-style="italic" style:font-style-asian="italic" style:font-style-complex="italic" fo:language="ru" fo:country="RU"/>
    </style:style>
    <style:style style:name="P8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885" style:parent-style-name="Основнойшрифтабзаца" style:family="text">
      <style:text-properties fo:language="ru" fo:country="RU"/>
    </style:style>
    <style:style style:name="T8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87" style:parent-style-name="Основнойшрифтабзаца" style:family="text">
      <style:text-properties fo:language="ru" fo:country="RU"/>
    </style:style>
    <style:style style:name="P8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8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1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28" style:parent-style-name="Standard" style:family="paragraph">
      <style:text-properties fo:language="ru" fo:country="RU"/>
    </style:style>
    <style:style style:name="P929" style:parent-style-name="Standard" style:family="paragraph">
      <style:text-properties fo:language="ru" fo:country="RU"/>
    </style:style>
    <style:style style:name="P930" style:parent-style-name="Standard" style:family="paragraph">
      <style:text-properties fo:font-weight="bold" style:font-weight-asian="bold" style:font-weight-complex="bold" fo:language="ru" fo:country="RU"/>
    </style:style>
    <style:style style:name="P931" style:parent-style-name="Standard" style:family="paragraph">
      <style:text-properties fo:font-weight="bold" style:font-weight-asian="bold" style:font-weight-complex="bold" fo:language="ru" fo:country="RU"/>
    </style:style>
    <style:style style:name="P932" style:parent-style-name="Standard" style:family="paragraph">
      <style:text-properties fo:font-style="italic" style:font-style-asian="italic" style:font-style-complex="italic" fo:language="ru" fo:country="RU"/>
    </style:style>
    <style:style style:name="P933" style:parent-style-name="Standard" style:family="paragraph">
      <style:text-properties fo:font-style="italic" style:font-style-asian="italic" style:font-style-complex="italic" fo:language="ru" fo:country="RU"/>
    </style:style>
    <style:style style:name="P934" style:parent-style-name="Standard" style:family="paragraph">
      <style:text-properties fo:font-style="italic" style:font-style-asian="italic" style:font-style-complex="italic" fo:language="ru" fo:country="RU"/>
    </style:style>
    <style:style style:name="P93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3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3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3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5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51" style:parent-style-name="Standard" style:family="paragraph">
      <style:text-properties fo:language="ru" fo:country="RU"/>
    </style:style>
    <style:style style:name="P952" style:parent-style-name="Standard" style:family="paragraph">
      <style:text-properties fo:language="ru" fo:country="RU"/>
    </style:style>
    <style:style style:name="P953" style:parent-style-name="Standard" style:family="paragraph">
      <style:text-properties fo:font-weight="bold" style:font-weight-asian="bold" style:font-weight-complex="bold" fo:language="ru" fo:country="RU"/>
    </style:style>
    <style:style style:name="P954" style:parent-style-name="Standard" style:family="paragraph">
      <style:text-properties fo:font-weight="bold" style:font-weight-asian="bold" style:font-weight-complex="bold" fo:language="ru" fo:country="RU"/>
    </style:style>
    <style:style style:name="P955" style:parent-style-name="Standard" style:family="paragraph">
      <style:text-properties fo:font-weight="bold" style:font-weight-asian="bold" style:font-weight-complex="bold" fo:language="ru" fo:country="RU"/>
    </style:style>
    <style:style style:name="P956" style:parent-style-name="Standard" style:family="paragraph">
      <style:text-properties fo:font-weight="bold" style:font-weight-asian="bold" style:font-weight-complex="bold" fo:language="ru" fo:country="RU"/>
    </style:style>
    <style:style style:name="P957" style:parent-style-name="Standard" style:family="paragraph">
      <style:text-properties fo:language="ru" fo:country="RU"/>
    </style:style>
    <style:style style:name="P958" style:parent-style-name="Standard" style:family="paragraph">
      <style:text-properties fo:language="ru" fo:country="RU"/>
    </style:style>
    <style:style style:name="P959" style:parent-style-name="Standard" style:family="paragraph">
      <style:text-properties fo:font-style="italic" style:font-style-asian="italic" style:font-style-complex="italic" fo:language="ru" fo:country="RU"/>
    </style:style>
    <style:style style:name="P960" style:parent-style-name="Standard" style:family="paragraph">
      <style:text-properties fo:font-style="italic" style:font-style-asian="italic" style:font-style-complex="italic" fo:language="ru" fo:country="RU"/>
    </style:style>
    <style:style style:name="P961" style:parent-style-name="Standard" style:family="paragraph">
      <style:text-properties fo:font-style="italic" style:font-style-asian="italic" style:font-style-complex="italic" fo:language="ru" fo:country="RU"/>
    </style:style>
    <style:style style:name="P9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974" style:parent-style-name="Основнойшрифтабзаца" style:family="text">
      <style:text-properties fo:language="ru" fo:country="RU"/>
    </style:style>
    <style:style style:name="P97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97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7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982" style:parent-style-name="Основнойшрифтабзаца" style:family="text">
      <style:text-properties fo:language="ru" fo:country="RU"/>
    </style:style>
    <style:style style:name="T9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4" style:parent-style-name="Основнойшрифтабзаца" style:family="text">
      <style:text-properties fo:language="ru" fo:country="RU"/>
    </style:style>
    <style:style style:name="P98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8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8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language="ru" fo:country="RU"/>
    </style:style>
    <style:style style:name="P9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98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99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9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 fo:language="ru" fo:country="RU"/>
    </style:style>
    <style:style style:name="P99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993" style:parent-style-name="Основнойшрифтабзаца" style:family="text">
      <style:text-properties fo:font-weight="bold" style:font-weight-asian="bold" style:font-weight-complex="bold" fo:language="ru" fo:country="RU"/>
    </style:style>
  </office:automatic-styles>
  <office:body>
    <office:text text:use-soft-page-breaks="true">
      <text:p text:style-name="P1"><text:span text:style-name="T2">Перед вопросами:<text:s/></text:span><text:span text:style-name="T3">Делай карты по своему алгоритму. Тем более для текучки. А этот вопросник используй для решений которые "на всю жизнь".</text:span></text:p>
      <text:p text:style-name="P4"/>
      <text:p text:style-name="P5">Вопрос №1.</text:p>
      <text:p text:style-name="P6">Скажи себе что ты молодец что ты за это взялся</text:p>
      <text:p text:style-name="P7"/>
      <text:p text:style-name="P8">Открытый ответ (какие мысли,<text:s/>образы, внутренние диалоги, ощущения, эмоции, предчувствия, проекции и т.п. возникают - всё писать сюда).</text:p>
      <text:p text:style-name="P9">Все существенные (полезные) мысли выделить жирным (т.е. те, которые не хотелось бы чтоб пропали).</text:p>
      <text:p text:style-name="P10"/>
      <text:p text:style-name="P11"/>
      <text:p text:style-name="P12"/>
      <text:p text:style-name="P13">Я молодец.</text:p>
      <text:p text:style-name="P14">Что взялся за анализ убирания преследований.</text:p>
      <text:p text:style-name="P15"/>
      <text:p text:style-name="P16"/>
      <text:p text:style-name="P17"/>
      <text:p text:style-name="P18">Вопрос №2.</text:p>
      <text:p text:style-name="P19">Шагом какого конвеера оно является.</text:p>
      <text:p text:style-name="P20">Где начало и конец этого конвеера.</text:p>
      <text:p text:style-name="P21">На какой примерно позиции оно этого конвеера находится этот шаг.</text:p>
      <text:p text:style-name="P22">Т.е. посмотри на это как на функцию.</text:p>
      <text:p text:style-name="P23">И скажи:</text:p>
      <text:p text:style-name="P24">- какие концепты в эту функцию входят (в пространстве-времени)</text:p>
      <text:p text:style-name="P25">- какие концепты из неё выходят</text:p>
      <text:p text:style-name="P26">-<text:s/>какого топлива эта функция требует</text:p>
      <text:p text:style-name="P27">- каких расходников эта функция требует.</text:p>
      <text:p text:style-name="P28">Т.е. восприми эту вещь как клей, связывающий то что “на входе” с тем что “на выходе”.</text:p>
      <text:p text:style-name="P29">Т.е. посмотри то что “на входе” (А) и то что “на выходе” (Б) как разные шаги траектории “от А<text:s/>до Б”, а эту функцию увидь как функцию перемещения, и спроси “ЧТО перемещается от А до Б” (может общая черта и т.п.)</text:p>
      <text:p text:style-name="Standard"><text:span text:style-name="T30">Математически, если эта “функция” (шаг конвеера) имеет несколько возможных концептов “на входе” и несколько возможных вариантов “на выходе”</text:span><text:span text:style-name="T31"><text:s/>(исходов, как в ситуации с несколькими возможными исходами) – то её надо “параметрайзить” – т.е. выбрать систему координат, с точки зрения которой у неё будет только один вход и один выход (пример – круг, который если описать через х^2 +<text:s/></text:span>y<text:span text:style-name="T32">^2 = 1 то это фу</text:span><text:span text:style-name="T33">нкцие не будет, потому что квадрат – у каждого х и у - два исхода, “верх” и “низ” круга, а если описать через<text:s/></text:span>x<text:span text:style-name="T34"><text:s/>=<text:s/></text:span>Rcos<text:span text:style-name="T35">(</text:span>alpha<text:span text:style-name="T36">),<text:s/></text:span>y<text:span text:style-name="T37"><text:s/>=<text:s/></text:span>Rsin<text:span text:style-name="T38">(</text:span>alpha<text:span text:style-name="T39">) то у каждой комбинации<text:s/></text:span>R<text:span text:style-name="T40"><text:s/>и<text:s/></text:span>alpha<text:span text:style-name="T41"><text:s/>всего один исход (точка на круге).</text:span></text:p>
      <text:p text:style-name="P42"/>
      <text:p text:style-name="P4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44">Все существенные (полезные) мысли выделить жирным (т.е. те, которые не хотелось бы чтоб пропали).</text:p>
      <text:p text:style-name="P45"/>
      <text:p text:style-name="P46"/>
      <text:p text:style-name="P47"/>
      <text:soft-page-break/>
      <text:p text:style-name="P48">Ну я вроде как определил что есть толчок человека в том месте, которое социум не считает плохо толкнуть обратно.</text:p>
      <text:p text:style-name="P49"/>
      <text:p text:style-name="P50"/>
      <text:p text:style-name="P51">Вопрос №3.</text:p>
      <text:p text:style-name="P52">Общие черты чего оно модифицирует?</text:p>
      <text:p text:style-name="P53"/>
      <text:p text:style-name="P54">Открытый ответ<text:s/>(какие мысли, образы, внутренние диалоги, ощущения, эмоции, предчувствия, проекции и т.п. возникают - всё писать сюда).</text:p>
      <text:p text:style-name="P55">Все существенные (полезные) мысли выделить жирным (т.е. те, которые не хотелось бы чтоб пропали).</text:p>
      <text:p text:style-name="P56"/>
      <text:p text:style-name="P57"/>
      <text:p text:style-name="P58"/>
      <text:p text:style-name="P59">«не тебе решать, как жить социуму, в котором ты живёшь, и частью которого ты есть».</text:p>
      <text:p text:style-name="P60">«мы выживаем группой, а ты один».</text:p>
      <text:p text:style-name="P61">Стенка на чувака.</text:p>
      <text:p text:style-name="P62">Карты короче.<text:s/>Разделяй и властвуй.</text:p>
      <text:p text:style-name="P63"/>
      <text:p text:style-name="P64">Вопрос №4.</text:p>
      <text:p text:style-name="P65">ЧТО я вижу по<text:s/>этому поводу в своей фазе (осоззнанном сне).</text:p>
      <text:p text:style-name="P66">Пойти в фазу (осознанный сон) и посмотреть:</text:p>
      <text:p text:style-name="P67">а) автоматизированное решение этого повторения</text:p>
      <text:p text:style-name="P68">- общая картина</text:p>
      <text:p text:style-name="P69">- вид под микроскопом</text:p>
      <text:p text:style-name="P70">- круг приемуществ</text:p>
      <text:p text:style-name="P71">- майндмапы этого</text:p>
      <text:p text:style-name="P72">- "куда идти"</text:p>
      <text:p text:style-name="P73">- "конечный пункт"</text:p>
      <text:p text:style-name="P74">- "как<text:s/>идти с точки зрения того, что есть сегодня, самым коротким путём к тому что я там вижу"</text:p>
      <text:p text:style-name="P75">- средства защиты от подделки</text:p>
      <text:p text:style-name="P76">- характеристики (измеримые параметры, по которым и без всей мешуры понятно, что вещь выгодна)</text:p>
      <text:p text:style-name="P77">- из каких материалов оно сделано (желательео чтоб было серебро-золото)</text:p>
      <text:p text:style-name="P78">б) максимизация прибыли (как с этого повторения, так и с его решения)</text:p>
      <text:p text:style-name="P79">не уверен пока что стоит так с размаху максимизировать прибыль того что ещё не понял, но можно глянуть.Т.е. Попроси в фазе свой мозг составить весь этот вопросник со всеми ответвлениями.</text:p>
      <text:p text:style-name="P80"/>
      <text:p text:style-name="P8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82">Все существенные (полезные) мысли выделить жирным (т.е. те, которые не хотелось бы чтоб пропали).</text:p>
      <text:p text:style-name="P83"/>
      <text:p text:style-name="P84"/>
      <text:p text:style-name="P85"/>
      <text:p text:style-name="P86">Не смотрел. И не буду. Слишком рано. Вначале сбор информации.</text:p>
      <text:p text:style-name="P87">И вообще я не обязан давать что-то взамен каждому кто попросит.</text:p>
      <text:soft-page-break/>
      <text:p text:style-name="P88">Могу брать бесплатно – беру бесплатно. И идите нахуй.</text:p>
      <text:p text:style-name="P89"/>
      <text:p text:style-name="P90">Наконец-то.</text:p>
      <text:p text:style-name="P91"/>
      <text:p text:style-name="P92"/>
      <text:p text:style-name="P93">Вопрос №5.</text:p>
      <text:p text:style-name="P94">Что бы ты сделал в рамках этой вещи такого, что если б появилась возможность сделать снова – ты сделал бы то же самое (хоть сотню раз)?</text:p>
      <text:p text:style-name="P95"/>
      <text:p text:style-name="P96">Открытый ответ (какие мысли, образы, внутренние диалоги, ощущения, эмоции,<text:s/>предчувствия, проекции и т.п. возникают - всё писать сюда).</text:p>
      <text:p text:style-name="P97">Все существенные (полезные) мысли выделить жирным (т.е. те, которые не хотелось бы чтоб пропали).</text:p>
      <text:p text:style-name="P98"/>
      <text:p text:style-name="P99"/>
      <text:p text:style-name="P100">Закрыл бы дверь и ушёл с спортзала Виктора Сергеевича.</text:p>
      <text:p text:style-name="P101">Надоело сука эти острова. Где каждое быдло – временный бог.</text:p>
      <text:p text:style-name="P102">Временных богов не бывает. Есть позеры и я. Либо все свободны либо все рабы.<text:s/></text:p>
      <text:p text:style-name="P103">И я не вижу иначе.</text:p>
      <text:p text:style-name="P104"/>
      <text:p text:style-name="P105">Угу и ты крайний.</text:p>
      <text:p text:style-name="P106"/>
      <text:p text:style-name="P107">И я не заслужил быть тем о кого вытирают ноги.</text:p>
      <text:p text:style-name="P108"/>
      <text:p text:style-name="P109">Вопрос №6.</text:p>
      <text:p text:style-name="P110">Что я колдую?</text:p>
      <text:p text:style-name="P111">Что притягивается в мою жизнь, когда я имею эту проблему?</text:p>
      <text:p text:style-name="P112">Моя гипотеза, которая может показать, почему этот вопрос важен.</text:p>
      <text:p text:style-name="P113"/>
      <text:p text:style-name="P11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115">Все существенные (полезные) мысли выделить жирным (т.е. те, которые не хотелось бы чтоб пропали).</text:p>
      <text:p text:style-name="P116"/>
      <text:p text:style-name="P117">Решение.</text:p>
      <text:p text:style-name="P118">Везде где меня преследуют ищу решение.</text:p>
      <text:p text:style-name="P119"/>
      <text:p text:style-name="P120">Отлично.</text:p>
      <text:p text:style-name="P121"/>
      <text:p text:style-name="P122">Честь типа.</text:p>
      <text:p text:style-name="P123"/>
      <text:p text:style-name="P124">Халява короче.</text:p>
      <text:p text:style-name="P125">Все хотят халявы.</text:p>
      <text:p text:style-name="P126"/>
      <text:p text:style-name="P127">Вопрос №7.</text:p>
      <text:p text:style-name="P128">Что ты можешь сейчас сделать чтоб сделать себе хорошо?</text:p>
      <text:p text:style-name="P129">Этот вопрос важен, потому что многие вещи часто являются психосоматикой.</text:p>
      <text:p text:style-name="P130"/>
      <text:soft-page-break/>
      <text:p text:style-name="P1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132">Все существенные (полезные) мысли выделить жирным (т.е. те, которые не хотелось бы чтоб пропали).</text:p>
      <text:p text:style-name="P133"/>
      <text:p text:style-name="P134"/>
      <text:p text:style-name="P135"/>
      <text:p text:style-name="P136">Посцать. Не знаю. посмотреть в окно.</text:p>
      <text:p text:style-name="P137">Никто меня щас не преследует.<text:s/></text:p>
      <text:p text:style-name="P138">Но я помню тот момент детства когда под окнами видел тех кто идёт меня бить.</text:p>
      <text:p text:style-name="P139">Не забуду.</text:p>
      <text:p text:style-name="P140">Наверно вопрос в том что «им ничего не было бы».</text:p>
      <text:p text:style-name="P141">Сука пузырьки иллюзий ходят по миру.</text:p>
      <text:p text:style-name="P142"/>
      <text:p text:style-name="P143">Вот вот.</text:p>
      <text:p text:style-name="P144"/>
      <text:p text:style-name="P145">Вопрос №8.</text:p>
      <text:p text:style-name="P146">Выскажись своему "видению" (этой проблемы).</text:p>
      <text:p text:style-name="P147">Т.е. представь диалог.</text:p>
      <text:p text:style-name="P148">Есть ты (от<text:s/>первого лица).</text:p>
      <text:p text:style-name="P149">Есть эта проблема (как личность, сидящая лицом к тебе).</text:p>
      <text:p text:style-name="P150">И скажи ей:</text:p>
      <text:p text:style-name="P151">- что ты её любишь</text:p>
      <text:p text:style-name="P152">- что не можешь без него жить</text:p>
      <text:p text:style-name="P153">- свое мнение</text:p>
      <text:p text:style-name="P154">- свои тревоги</text:p>
      <text:p text:style-name="P155">- что ты видишь</text:p>
      <text:p text:style-name="P156">- спроси его надо ли тебе применить к нему какие-то коэффициенты (обновить свои<text:s/>знания и ожидания в чём-то) чтоб лучше его понять.</text:p>
      <text:p text:style-name="P157"/>
      <text:p text:style-name="P15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159">Все существенные (полезные) мысли выделить жирным (т.е. те, которые<text:s/>не хотелось бы чтоб пропали).</text:p>
      <text:p text:style-name="P160"/>
      <text:p text:style-name="P161"/>
      <text:p text:style-name="P162">Пойми.</text:p>
      <text:p text:style-name="P163">У них семья.</text:p>
      <text:p text:style-name="P164">Такая же как у тебя.</text:p>
      <text:p text:style-name="P165"><text:span text:style-name="T166">Т</text:span><text:span text:style-name="T167">ы насрал на социальные нормы. Все до единой.</text:span></text:p>
      <text:p text:style-name="P168"/>
      <text:p text:style-name="P169">Да. Насрал. Индивидуумы что-то решают. А не семьи. Меня моя семья бросила.</text:p>
      <text:p text:style-name="P170"/>
      <text:p text:style-name="P171">Значит не бери баб которые хотят семью.</text:p>
      <text:p text:style-name="P172">Отдохни 5 минут.</text:p>
      <text:p text:style-name="P173"/>
      <text:p text:style-name="P174">Социум всегда решает хуже индивидуума. В ущерб какому-то гештальту.</text:p>
      <text:p text:style-name="P175">У демократии всегда есть оставшиеся 5%, мнение которых не учли.<text:s/>И мне похуй верное это мнение или нет. Главное что оно было.</text:p>
      <text:p text:style-name="P176"/>
      <text:p text:style-name="P177"><text:span text:style-name="T178">Один человек с картами решит больше чем сотни писдоболов-похуистов необразованных… со своей демократией…<text:s/></text:span></text:p>
      <text:p text:style-name="P179"/>
      <text:p text:style-name="P180"><text:span text:style-name="T181">Америку откр</text:span><text:span text:style-name="T182">ыл блядь.</text:span></text:p>
      <text:p text:style-name="P183"/>
      <text:p text:style-name="P184">Я тебе обльше скжау. Один человек котрый видит общую картину сделает больше, чем сотня тех, хто видит её частично.</text:p>
      <text:p text:style-name="P185"/>
      <text:p text:style-name="P186">Потому во главе каждой страны и есть президент.</text:p>
      <text:p text:style-name="P187">Иди. У меня всё.</text:p>
      <text:p text:style-name="P188">Преследования дело прошлое. Это обиды. Тебя никто не преследует.</text:p>
      <text:p text:style-name="P189">А преследовали потому что ты айфонами барыжил. Тебя использовали.</text:p>
      <text:p text:style-name="P190"/>
      <text:p text:style-name="P191">Вопрос №9.</text:p>
      <text:p text:style-name="P192">Представь что ты видишь себя со стороны.</text:p>
      <text:p text:style-name="P193">В окружении таких же людей как ты (с такой же проблемой и такими же методами её решения).</text:p>
      <text:p text:style-name="P194">Но представь что ты – единственный кто считает что эти “принятые” решения нерабочие / нечестные / несправедливые / недостойные и т.п.</text:p>
      <text:p text:style-name="P195">И что ты единственный среди них кто верит что решить её можно только когда все вокруг неё обьеденятся.</text:p>
      <text:p text:style-name="P196">Что ты видишь?</text:p>
      <text:p text:style-name="P197"/>
      <text:p text:style-name="P198">Открытый ответ (какие мысли, образы, внутренние диалоги, ощущения,<text:s/>эмоции, предчувствия, проекции и т.п. возникают - всё писать сюда).</text:p>
      <text:p text:style-name="P199">Все существенные (полезные) мысли выделить жирным (т.е. те, которые не хотелось бы чтоб пропали).</text:p>
      <text:p text:style-name="P200"/>
      <text:p text:style-name="P201"/>
      <text:p text:style-name="P202"/>
      <text:p text:style-name="P203">«давайте соберёмся вместе и наваляем тем кто хочет незаслуженно отобрать что мы заработали».</text:p>
      <text:p text:style-name="P204"/>
      <text:p text:style-name="P205">Вот вот. Месть тебя интересует. Потмоу что от преследований ответ давно майндмапы.</text:p>
      <text:p text:style-name="P206"/>
      <text:p text:style-name="P207"/>
      <text:p text:style-name="P208"/>
      <text:p text:style-name="P209">Вопрос №10.</text:p>
      <text:p text:style-name="P210">Что НА САМОМ ДЕЛЕ произошло?</text:p>
      <text:p text:style-name="P211">- события</text:p>
      <text:p text:style-name="P212">- причины</text:p>
      <text:p text:style-name="P213">- следствия</text:p>
      <text:p text:style-name="P214">- роль этого события между этими причинами и этими следствиями?</text:p>
      <text:p text:style-name="P215">(по сути это поисковой ресёрч – сбор фактов, причин, следствий и связей).</text:p>
      <text:p text:style-name="P216"/>
      <text:p text:style-name="P217">Открытый ответ (какие мысли, образы, внутренние диалоги, ощущения, эмоции, предчувствия, проекции и т.п. возникают - всё писать сюда).</text:p>
      <text:soft-page-break/>
      <text:p text:style-name="P218">Все существенные (полезные) мысли выделить жирным (т.е. те, которые не хотелось бы чтоб пропали).</text:p>
      <text:p text:style-name="P219"/>
      <text:p text:style-name="P220"/>
      <text:p text:style-name="P221"/>
      <text:p text:style-name="P222"><text:span text:style-name="T223">Ой бля да всю жизнь об<text:s/></text:span><text:span text:style-name="T224">этом думаю. Я лучший в тех условиях которые мне создают. А приходят люди которые сравнивают меня с тем что видели «вне» условий и решают меня бить. И мне приходится с ними спорить, доказывать что я такой же важный вне пузырька, как и внутри.</text:span></text:p>
      <text:p text:style-name="P225">Хз. Идиоты и непрофессионалы короче. Есть задачи, я их выполняю. При чём тут вы.</text:p>
      <text:p text:style-name="P226"/>
      <text:p text:style-name="P227">Отлично.</text:p>
      <text:p text:style-name="P228"/>
      <text:p text:style-name="P229">Вопрос №11.</text:p>
      <text:p text:style-name="P230">Является ли эта вещь шкалой?</text:p>
      <text:p text:style-name="P231">Чтоб выяснить – спроецируй себя в такие ситуации (просто запиши, если бы ты был в каждой из них,<text:s/>как бы она выглядела):</text:p>
      <text:p text:style-name="P232">Если “решу задачу = пятёрка [подарок, социальное признание], не решу = ремень [нарушение моей целостности]".</text:p>
      <text:p text:style-name="P233">И наоборот.</text:p>
      <text:p text:style-name="P234">Если “решу задачу = ремень, не решу = пятёрка (подарок, статус и т.п.).”</text:p>
      <text:p text:style-name="P235">Один вариант может казаться более знакомым чем другой.</text:p>
      <text:p text:style-name="P236">Любая шкала почти всегда навязана (1% где-то природного происхождения).</text:p>
      <text:p text:style-name="P237">И она воюет ремнями и статусами за право жизни в сердцах людей.</text:p>
      <text:p text:style-name="P238">Не имея этого "конструкта шкалы" ты перестанешь отходить от задачи чтоб доказать кому-то её важность.</text:p>
      <text:p text:style-name="P239"/>
      <text:p text:style-name="P24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1">Все существенные (полезные) мысли выделить жирным (т.е. те, которые не хотелось бы чтоб пропали).</text:p>
      <text:p text:style-name="P242"/>
      <text:p text:style-name="P243"/>
      <text:p text:style-name="P244"/>
      <text:p text:style-name="P245">Не могу сказать. Я знаю что у меня меньше привелегий пока это дерьмо есть. Привелегий в смысле меньше вещей могу взять бесплатно. Приходится платить за вещи на которых нет ценника когда они на улице.</text:p>
      <text:p text:style-name="P246">Нету ценника значит моё. В чём проблема.</text:p>
      <text:p text:style-name="P247"/>
      <text:p text:style-name="P248">Ну это собственность.</text:p>
      <text:p text:style-name="P249"/>
      <text:p text:style-name="P250">Собственность это если внутри или рядом человек.</text:p>
      <text:p text:style-name="P251"/>
      <text:p text:style-name="P252">Угу. Который тебя побьёт. Ты походу сам вызываешь на дуель всех подряд.</text:p>
      <text:p text:style-name="P253"/>
      <text:p text:style-name="P254">…</text:p>
      <text:p text:style-name="P255"/>
      <text:p text:style-name="P256"><text:span text:style-name="T257">Как тот чувак которій взял ласт</text:span><text:span text:style-name="T258">ы в бассейне. Не спросив чьи они.</text:span></text:p>
      <text:p text:style-name="P259"/>
      <text:p text:style-name="P260">Если я буду спрашивать чья гривна стопудово найдётся быдло которое соврёт «моя».</text:p>
      <text:p text:style-name="P261"/>
      <text:p text:style-name="P262">Значит преследование последствие вранья. И твоя цель избежать преследования только что превратилась в поиски правды.</text:p>
      <text:p text:style-name="P263"/>
      <text:p text:style-name="P264"/>
      <text:p text:style-name="P265">Вопрос №12.</text:p>
      <text:p text:style-name="P266">Сделай<text:s/>“сборку” этого вопроса.</text:p>
      <text:p text:style-name="P267">Прочувствуй внутренние процессы:</text:p>
      <text:p text:style-name="P268">- этого события</text:p>
      <text:p text:style-name="P269">- всего что с ним связано</text:p>
      <text:p text:style-name="P270">- тебя</text:p>
      <text:p text:style-name="P271">- того что тебя с ним обьединяет</text:p>
      <text:p text:style-name="P272">- всех прохожих проходящих мимо этого события</text:p>
      <text:p text:style-name="P273">- информационного поля</text:p>
      <text:p text:style-name="P274">- всех остальных во вселенной</text:p>
      <text:p text:style-name="Standard">  <text:span text:style-name="T275">* чтоб дать<text:s/></text:span><text:span text:style-name="T276">мозгам понять что ты решил что-то в этом плане навсегда изменить.</text:span></text:p>
      <text:p text:style-name="P277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<text:s/>могут тебе этим помочь - например без этого можешь отключить центр поиска подручных средств и анализа текущего т.е. настоящего момента).</text:p>
      <text:p text:style-name="P278"/>
      <text:p text:style-name="P27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0">Все существенные (полезные) мысли выделить жирным (т.е. те, которые не хотелось бы чтоб пропали).</text:p>
      <text:p text:style-name="P281"/>
      <text:p text:style-name="P282">Тебя били ни за что.</text:p>
      <text:p text:style-name="P283">В итоге ты начал воровать.</text:p>
      <text:p text:style-name="P284">Вначале еду у себя дома.</text:p>
      <text:p text:style-name="P285">Потом на земле.</text:p>
      <text:p text:style-name="P286">Потом у других.</text:p>
      <text:p text:style-name="P287">Потом из домов.</text:p>
      <text:p text:style-name="P288">Ты видишь в этом правду. Искать слабости. Выходы.</text:p>
      <text:p text:style-name="P289">Искать то что тебя сделает сильнее.</text:p>
      <text:p text:style-name="P290">То что уберёт второй шаг в трёх шагах старта преследования – мысль, что «ничего не будет».</text:p>
      <text:p text:style-name="P291"/>
      <text:p text:style-name="P292">Вопрос №13.</text:p>
      <text:p text:style-name="P293">Представь что эта вещь (проблема) летает в вакууме, в котором нет ни энергии ни других вещей. Что ты видишь?</text:p>
      <text:p text:style-name="P294"/>
      <text:p text:style-name="P295">Открытый<text:s/>ответ (какие мысли, образы, внутренние диалоги, ощущения, эмоции, предчувствия, проекции и т.п. возникают - всё писать сюда).</text:p>
      <text:p text:style-name="P296">Все существенные (полезные) мысли выделить жирным (т.е. те, которые не хотелось бы чтоб пропали).</text:p>
      <text:p text:style-name="P297"/>
      <text:p text:style-name="P298"/>
      <text:p text:style-name="P299">Это реакция. На преследования.</text:p>
      <text:p text:style-name="P300">Освой их, и это исчезнет. Ты фундаментальный ресёрч забил да?</text:p>
      <text:soft-page-break/>
      <text:p text:style-name="P301"><text:span text:style-name="T302">Почему. Толкнули где я не ожидал. Мне ничего не будет если толкну обратно. И социум говорит что я должен толкнуть.</text:span></text:p>
      <text:p text:style-name="P303"/>
      <text:p text:style-name="P304"><text:span text:style-name="T305">Социальное мнение т</text:span><text:span text:style-name="T306">ы думаешь ты можешь изменить с помощью ютюб видео?</text:span></text:p>
      <text:p text:style-name="P307">Сколько у того пидара блондина было видео хороших в Интернете. И всё равно находятся те кто приходит и говорит «приди к нам и расскажи то же самое, а мы тебе подоказываем».</text:p>
      <text:p text:style-name="P308">Журналисты всякие с хитрожопыми вопросами и т.п</text:p>
      <text:p text:style-name="P309">Факты чувак.</text:p>
      <text:p text:style-name="P310">Вырезание из контекста чтоб не помогло.</text:p>
      <text:p text:style-name="P311">Потому и преследуют.</text:p>
      <text:p text:style-name="P312">Что живут в вырезанных контекстах.</text:p>
      <text:p text:style-name="P313">Может и правда делай только карты и забей на практику.<text:s/></text:p>
      <text:p text:style-name="P314">Но посмотрим.</text:p>
      <text:p text:style-name="P315"/>
      <text:p text:style-name="P316"/>
      <text:p text:style-name="P317"/>
      <text:p text:style-name="P318">Вопрос №14.</text:p>
      <text:p text:style-name="P319">Чем (какими своими частями) этот пункт решает повторяющиеся проблемы?</text:p>
      <text:p text:style-name="P320"/>
      <text:p text:style-name="P32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22">Все существенные (полезные) мысли выделить жирным (т.е. те, которые не хотелось бы чтоб пропали).</text:p>
      <text:p text:style-name="P323"/>
      <text:p text:style-name="P324"/>
      <text:p text:style-name="P325"><text:span text:style-name="T326">Ничем. Ты системно убираешь паутину устоявшихся устоев.</text:span></text:p>
      <text:p text:style-name="P327"><text:span text:style-name="T328">Блабла , работ</text:span><text:span text:style-name="T329">ы, бла бла привычки, бла бла заставил учиться, уиться унизительно. Видели, знаем. Пока что это выглядит как карты всего что видишь. И быть везде своим. То что ты делал.</text:span></text:p>
      <text:p text:style-name="P330"/>
      <text:p text:style-name="P331"/>
      <text:p text:style-name="P332"/>
      <text:p text:style-name="P333">Вопрос №15.</text:p>
      <text:p text:style-name="P334">Почему (по каким причинам этот пункт решает повторяющиеся проблемы?</text:p>
      <text:p text:style-name="P335"/>
      <text:p text:style-name="P336">Открытый ответ (какие мысли, образы, внутренние диалоги, ощущения, эмоции, предчувствия, проекции и т.п. возникают - всё писать<text:s/>сюда).</text:p>
      <text:p text:style-name="P337">Все существенные (полезные) мысли выделить жирным (т.е. те, которые не хотелось бы чтоб пропали).</text:p>
      <text:p text:style-name="P338"/>
      <text:p text:style-name="P339"/>
      <text:p text:style-name="P340"/>
      <text:p text:style-name="P341">Экономия энергии. Образование это долгий нудный и дорогой процесс.</text:p>
      <text:p text:style-name="P342"/>
      <text:p text:style-name="P343">Вопрос №16.</text:p>
      <text:p text:style-name="P344">Можно ли (и стоит ли) решить повторяющуюся проблему, которую оно решает, так чтоб это повторение создавало меньше заморочек для меня?</text:p>
      <text:p text:style-name="P345">Скорей всего нет, ещё рано что-то менять, но посмотреть стоит.</text:p>
      <text:p text:style-name="P346"/>
      <text:soft-page-break/>
      <text:p text:style-name="P34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48">Все существенные (полезные) мысли выделить жирным (т.е. те, которые не хотелось бы чтоб пропали).</text:p>
      <text:p text:style-name="P349"/>
      <text:p text:style-name="P350"/>
      <text:p text:style-name="P351"/>
      <text:p text:style-name="P352">Быть везде своим это обходить минные поля.</text:p>
      <text:p text:style-name="P353">Быть Путиным, ага. Видел. Знаю. До поры до времени это работает а потом вижу шлюх которые сами лезут на огонь и понимаю что я не туда развивался.</text:p>
      <text:p text:style-name="P354"/>
      <text:p text:style-name="P355">Так выходы инструменты изменения обстоятельств тоже гугли.<text:s/></text:p>
      <text:p text:style-name="P356"/>
      <text:p text:style-name="P357">Ок.</text:p>
      <text:p text:style-name="P358"/>
      <text:p text:style-name="P359">Вопрос №17.</text:p>
      <text:p text:style-name="P360">Какой перманентный вред нанесённый мне оно решает?</text:p>
      <text:p text:style-name="P361"/>
      <text:p text:style-name="P362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63">Все<text:s/>существенные (полезные) мысли выделить жирным (т.е. те, которые не хотелось бы чтоб пропали).</text:p>
      <text:p text:style-name="P364"/>
      <text:p text:style-name="P365"/>
      <text:p text:style-name="P366"/>
      <text:p text:style-name="P367">Мою мысль, что это никогда не изменится.</text:p>
      <text:p text:style-name="P368"/>
      <text:p text:style-name="P369">Рюмки продавай.</text:p>
      <text:p text:style-name="P370"/>
      <text:p text:style-name="P371">К</text:p>
      <text:p text:style-name="P372"/>
      <text:p text:style-name="P373">В понедельник.</text:p>
      <text:p text:style-name="P374"/>
      <text:p text:style-name="P375">Посмотрим. Может на неделе возьмусь.</text:p>
      <text:p text:style-name="P376"/>
      <text:p text:style-name="P377">Вопрос №18.</text:p>
      <text:p text:style-name="P378">Какие у него есть методы решения этого перманентного вреда нанесённого мне?</text:p>
      <text:p text:style-name="P379"/>
      <text:p text:style-name="P38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81">Все существенные (полезные) мысли выделить жирным (т.е. те, которые не хотелось бы чтоб пропали).</text:p>
      <text:p text:style-name="P382"/>
      <text:p text:style-name="P383"/>
      <text:p text:style-name="P384"/>
      <text:p text:style-name="P385"/>
      <text:p text:style-name="P386"><text:span text:style-name="T387">Хз.<text:s/></text:span><text:span text:style-name="T388">Это всегда сводится к анализу (майндмапу) причин того почему меня преследуют.</text:span></text:p>
      <text:soft-page-break/>
      <text:p text:style-name="P389">Я просто становлюсь тем кого не преследуют. Карты карты проекты карты создание. День и ночь.</text:p>
      <text:p text:style-name="P390"/>
      <text:p text:style-name="P391">Вопрос №19.</text:p>
      <text:p text:style-name="P392">Чьи ещё повторяющиеся проблемы и перманентные вреды оно решает и какими методами?</text:p>
      <text:p text:style-name="P393">И могу ли я их решить сам?</text:p>
      <text:p text:style-name="P394">(а.к.а. Распутать гадюшник, взять на себя роль делающую этот пункт ценным).</text:p>
      <text:p text:style-name="P395"/>
      <text:p text:style-name="P39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97">Все существенные (полезные) мысли выделить жирным (т.е. те, которые не хотелось бы чтоб пропали).</text:p>
      <text:p text:style-name="P398"/>
      <text:p text:style-name="P399"/>
      <text:p text:style-name="P400"/>
      <text:p text:style-name="P401">Хз. Я сам становлюсь тем кого не преследуют.</text:p>
      <text:p text:style-name="P402">С группой я создаю вещи которые можно купить. С которыми меня не преследуют в той или иной области.Хотя я их не продаю (потому шо зачем). Вроде как создаю инфраструктуры где преследование уходит. Преследование это последствие обмана. Честные системы когда создаёшь в них никто никого не преследует.</text:p>
      <text:p text:style-name="P403"/>
      <text:p text:style-name="P404">Обходить это начало.</text:p>
      <text:p text:style-name="P405">Но конец – в мире где обходить ничего не надо.</text:p>
      <text:p text:style-name="P406"/>
      <text:p text:style-name="P407">Да… утопия.</text:p>
      <text:p text:style-name="P408">Да и не особо нужно.</text:p>
      <text:p text:style-name="P409">Мир без ёжиков короче. Но ёжики так себе еду находят. Из тех кто ошибся и на них встал.</text:p>
      <text:p text:style-name="P410">Ёжики это текто качает инструменты и применяют их на всех кто попадётся.</text:p>
      <text:p text:style-name="P411">По сути тебе просто надо быть камнем.</text:p>
      <text:p text:style-name="P412">Крепкость.</text:p>
      <text:p text:style-name="P413">Вот что тебе надо качать.</text:p>
      <text:p text:style-name="P414">Кремень.</text:p>
      <text:p text:style-name="P415">Алмаз.</text:p>
      <text:p text:style-name="P416">Бриллиант.</text:p>
      <text:p text:style-name="P417">Рубин.</text:p>
      <text:p text:style-name="P418">Крепкости.</text:p>
      <text:p text:style-name="P419"/>
      <text:p text:style-name="P420">Я думал это карты.</text:p>
      <text:p text:style-name="P421"/>
      <text:p text:style-name="P422">Карты учат не наступать. А тебе надо делать то, что поможет выгрести даже если настуишь.</text:p>
      <text:p text:style-name="P423"/>
      <text:p text:style-name="P424">Те. Инструменты изменения обстоятельств.</text:p>
      <text:p text:style-name="P425"/>
      <text:p text:style-name="P426">Инструменты не дающие тебя проткнуть.<text:s/></text:p>
      <text:p text:style-name="P427">Ну вот. Теперь всё.</text:p>
      <text:p text:style-name="P428">Контратаки.</text:p>
      <text:p text:style-name="P429"/>
      <text:p text:style-name="P430"/>
      <text:p text:style-name="P431">Вопрос №20.</text:p>
      <text:p text:style-name="P432">Решения каких повторяющихся проблем и нанесённых кому-то перманентных вредов этой вещи избыточно? (в мире)</text:p>
      <text:p text:style-name="P433">Т.е. какие вещи ему настолько<text:s/>просто решать, что ему решать их "одним больше одним, меньше - пофиг - никаких существенных дополнительных энергозатрат при росте нагрузки".</text:p>
      <text:p text:style-name="P434"/>
      <text:p text:style-name="P435">Открытый ответ (какие мысли, образы, внутренние диалоги, ощущения, эмоции, предчувствия, проекции и т.п. возникают<text:s/>- всё писать сюда).</text:p>
      <text:p text:style-name="P436">Все существенные (полезные) мысли выделить жирным (т.е. те, которые не хотелось бы чтоб пропали).</text:p>
      <text:p text:style-name="P437"/>
      <text:p text:style-name="P438"/>
      <text:p text:style-name="P439"/>
      <text:p text:style-name="P440"/>
      <text:p text:style-name="P441">Я часто лезу в преследования кого-то за кем-то. А-ля «герой».</text:p>
      <text:p text:style-name="P442">Хоть мне за это никто не даёт.</text:p>
      <text:p text:style-name="P443">Потому что той бабе которую я защищу потом трахаться со мной означает всё равно быть выебаной тогда когда она просто шла домой.</text:p>
      <text:p text:style-name="P444">Они этого не хотят.</text:p>
      <text:p text:style-name="P445"/>
      <text:p text:style-name="P446">Желания других быть со мной.</text:p>
      <text:p text:style-name="P447">Желания других</text:p>
      <text:p text:style-name="P448"/>
      <text:p text:style-name="P449">Отлично. Наверно.</text:p>
      <text:p text:style-name="P450"/>
      <text:p text:style-name="P451">Вот.</text:p>
      <text:p text:style-name="P452">Но ты понимаешь. Да? Что это негошиейт с террористами.</text:p>
      <text:p text:style-name="P453"/>
      <text:p text:style-name="P454">Эм……………………………………………………………………………………</text:p>
      <text:p text:style-name="P455"/>
      <text:p text:style-name="P456">Иди.</text:p>
      <text:p text:style-name="P457">Ничего не записывай. Просто ты понял. Ты увидел. Ты пытался этим методом (желанием других) взять Олю с Хмельницка. А понял только когда ПОСМОТРЕЛ на её мечты и УЧЁЛ их но делал их ТОЛЬКО ЕСЛИ ОНИ СОВМЕСТИМЫ С ТВОИМИ.</text:p>
      <text:p text:style-name="P458"/>
      <text:p text:style-name="P459">Оу</text:p>
      <text:p text:style-name="P460"/>
      <text:p text:style-name="P461">Т.е. если ты хочешь дать, а кто-то взять – то да.</text:p>
      <text:p text:style-name="P462"><text:span text:style-name="T463">Но если желания взять у кого-то нету – то толку давать. Тогда это преследование.</text:span></text:p>
      <text:p text:style-name="P464"/>
      <text:p text:style-name="P465">Вопрос №21.</text:p>
      <text:p text:style-name="P466">Как это повторение делает меня лучше?</text:p>
      <text:p text:style-name="P467"/>
      <text:p text:style-name="P46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469">Все существенные (полезные) мысли выделить жирным (т.е. те, которые не хотелось бы чтоб пропали).</text:p>
      <text:p text:style-name="P470"/>
      <text:p text:style-name="P471"/>
      <text:p text:style-name="P472"/>
      <text:p text:style-name="P473"/>
      <text:p text:style-name="P474">Ищу выходы.</text:p>
      <text:p text:style-name="P475"/>
      <text:p text:style-name="P476"><text:span text:style-name="T477">Папку добавил. Иди дальше.</text:span></text:p>
      <text:p text:style-name="P478"/>
      <text:p text:style-name="P479"/>
      <text:p text:style-name="P480">Вопрос №22.</text:p>
      <text:p text:style-name="P481">Задай себе вопрос, на каком этапе твоей жизни это возникло впервые.</text:p>
      <text:p text:style-name="P482">И<text:s/>представь что ты тогдашний (того возраста) говоришь об этом понятии себе сегодняшнему. Слово в слово.</text:p>
      <text:p text:style-name="P483">Тоже глубокая терапия. Чтоб не тыкать себе палки в колёса дальше на этом пути</text:p>
      <text:p text:style-name="P484"/>
      <text:p text:style-name="P485">Открытый ответ (какие мысли, образы, внутренние диалоги, ощущения, эмоции,<text:s/>предчувствия, проекции и т.п. возникают - всё писать сюда).</text:p>
      <text:p text:style-name="P486">Все существенные (полезные) мысли выделить жирным (т.е. те, которые не хотелось бы чтоб пропали).</text:p>
      <text:p text:style-name="P487"/>
      <text:p text:style-name="P488"/>
      <text:p text:style-name="P489"/>
      <text:p text:style-name="P490">Расплакался.</text:p>
      <text:p text:style-name="P491">В младенчестве. Представил как младенец – я говорит это мне сегодняшнему… кошмар. Ну и место ты выбрал для рождения.</text:p>
      <text:p text:style-name="P492"/>
      <text:p text:style-name="P493">Я не выбирал. Мне такое дали.</text:p>
      <text:p text:style-name="P494"/>
      <text:p text:style-name="P495">Всё что дали анализируй.</text:p>
      <text:p text:style-name="P496"/>
      <text:p text:style-name="P497">Вопрос №23.</text:p>
      <text:p text:style-name="P498">БЛАГОДАРНОСТЬ</text:p>
      <text:p text:style-name="P499">Проговори в уме:</text:p>
      <text:p text:style-name="P500">Я благодарю…:</text:p>
      <text:p text:style-name="P501">- его (предмет вопроса)</text:p>
      <text:p text:style-name="P502">- его существование</text:p>
      <text:p text:style-name="P503">- всё что он(о) даёт</text:p>
      <text:p text:style-name="P504">- всех кто мне что либо даёт когда оно у меня есть</text:p>
      <text:p text:style-name="P505">- всё что мне приходит когда оно у меня есть</text:p>
      <text:p text:style-name="P506">- все методы делать себе хорошо которые мне доступны когда оно у меня есть</text:p>
      <text:p text:style-name="P507">- всё что не мешает и не сопротивляется созданию, поддержанию и защите этого (или вакуумов в которых оно есть)</text:p>
      <text:p text:style-name="P508">- всех ради кого оно создаётся поддерживается и защищается</text:p>
      <text:p text:style-name="P509">- всё ради чего оно создаётся поддерживается и защищается</text:p>
      <text:p text:style-name="P510">- всё чем я есть когда оно у меня есть (это защита от тех кто мне будет упрекать что <text:s/>я чего-то “не заслужил”, или что я “что-то не так сделал и заслужил проблему”. Упырей короче которые пытаются меня добить воспользовавшись этой проблемой).</text:p>
      <text:p text:style-name="P511"/>
      <text:soft-page-break/>
      <text:p text:style-name="P512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513">Все существенные (полезные) мысли выделить жирным (т.е. те, которые не хотелось бы чтоб пропали).</text:p>
      <text:p text:style-name="P514"/>
      <text:p text:style-name="P515"/>
      <text:p text:style-name="P516"/>
      <text:p text:style-name="P517"><text:span text:style-name="T518">Хз. Размножение. Вс</text:span><text:span text:style-name="T519">ё ради него.</text:span></text:p>
      <text:p text:style-name="P520">Все вечно считают твои бабки блять. И что им не хватит.</text:p>
      <text:p text:style-name="P521"/>
      <text:p text:style-name="P522">Вопрос №24.</text:p>
      <text:p text:style-name="P523">БЛАГОДАРНОСТЬ АЛЬТЕРНАТИВЫ.</text:p>
      <text:p text:style-name="P524">Т.е. как предыдущий вопрос №23, но на этот раз я благодарю:</text:p>
      <text:p text:style-name="P525">-<text:s/>альтернативу этого вопроса (то что достигает той же цели противоположными результатами)</text:p>
      <text:p text:style-name="P526">- существование альтернативы</text:p>
      <text:p text:style-name="P527">- всё что мне альтернатива даёт</text:p>
      <text:p text:style-name="P528">- всех кто мне что либо даёт когда у меня есть альтернатива</text:p>
      <text:p text:style-name="P529">- всё что мне приходит когда у меня есть альтернатива</text:p>
      <text:p text:style-name="P530">- все методы делать себе хорошо которые мне доступны когда у меня альтернатива</text:p>
      <text:p text:style-name="P531">- всё что не мешает и не сопротивляется созданию, поддержанию и защите альтернативы</text:p>
      <text:p text:style-name="P532">- всех ради кого альтернатива этой вещи создаётся поддерживается и защищается</text:p>
      <text:p text:style-name="P533">- всё ради чего альтернатива создаётся поддерживается и защищается</text:p>
      <text:p text:style-name="P534">- всё чем я есть когда у меня есть альтернатива</text:p>
      <text:p text:style-name="P535"/>
      <text:p text:style-name="P53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537">Все существенные (полезные) мысли выделить жирным (т.е. те, которые не хотелось бы чтоб пропали).</text:p>
      <text:p text:style-name="P538"/>
      <text:p text:style-name="P539"/>
      <text:p text:style-name="P540">Избавление не меняет их присутствие в мире.</text:p>
      <text:p text:style-name="P541">Это зараза. Ты сам сказал. А то что ты вылечил себя и всё своё окружение не меняет сути, что преследователи существуют.<text:s/></text:p>
      <text:p text:style-name="P542">Так что…<text:s/></text:p>
      <text:p text:style-name="P543">Вот теперь мы подобрались к сути.</text:p>
      <text:p text:style-name="P544">Избавление имеется ввиду избавление мира.</text:p>
      <text:p text:style-name="P545">5 минут перерыв.</text:p>
      <text:p text:style-name="P546"/>
      <text:p text:style-name="P547">А надо ли… спасать каждую которая оказалась в заперти с ублюдком.</text:p>
      <text:p text:style-name="P548">Может он потому и ублюдок, что они заперты?</text:p>
      <text:p text:style-name="P549">Нет конкуренции?</text:p>
      <text:p text:style-name="P550"/>
      <text:p text:style-name="P551">Может.</text:p>
      <text:p text:style-name="P552"/>
      <text:p text:style-name="P553">Может и ты тогда таким станешь если не будет конкуренции?</text:p>
      <text:p text:style-name="P554"/>
      <text:p text:style-name="P555">Может.</text:p>
      <text:p text:style-name="P556"/>
      <text:soft-page-break/>
      <text:p text:style-name="P557">Будь то с яблонской или с куимовой.</text:p>
      <text:p text:style-name="P558"/>
      <text:p text:style-name="P559">Может.</text:p>
      <text:p text:style-name="P560"/>
      <text:p text:style-name="P561"><text:span text:style-name="T562">Ну вот и хватит мечтать будто они – ключ от этого.</text:span></text:p>
      <text:p text:style-name="P563"/>
      <text:p text:style-name="P564">Вопрос №25.</text:p>
      <text:p text:style-name="P565">Если бы земляни прилетели на другую планету, на которой бы их считали пришельцами...</text:p>
      <text:p text:style-name="P566">И среди них был ты.</text:p>
      <text:p text:style-name="P567">С этой проблемой.</text:p>
      <text:p text:style-name="P568">Кого бы в тебе<text:s/>увидели те жители той планеты, для которой вы все - пришельцы?</text:p>
      <text:p text:style-name="P569"/>
      <text:p text:style-name="P57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571">Все существенные (полезные) мысли выделить жирным<text:s/>(т.е. те, которые не хотелось бы чтоб пропали).</text:p>
      <text:p text:style-name="P572"/>
      <text:p text:style-name="P573">Я вижу чувака который избавляет других от возможности преследовать. А не от самого факта.</text:p>
      <text:p text:style-name="P574">Он знает что если где-то на карте будет у кого-то возможность преследовать то когда грянет гром это настанет и он не выгребет.</text:p>
      <text:p text:style-name="P575"/>
      <text:p text:style-name="P576">Оукей.</text:p>
      <text:p text:style-name="P577"/>
      <text:p text:style-name="P578">Человек который знает что люди превращаются в дерьмо когда изолированы с ним наедине. А так как мы все изолированы то сука вопрос лишь «с ним». Не задалбывают потому что не видят.</text:p>
      <text:p text:style-name="P579"/>
      <text:p text:style-name="P580">Т.е. опять «не ходить» ответ да? Просто я могу менять вроде как. Или избавлять мир по немногу.</text:p>
      <text:p text:style-name="P581"/>
      <text:p text:style-name="P582">Сука всемирные повторения. Что ты тут дрочишь. Ты это решил уже.</text:p>
      <text:p text:style-name="P583"/>
      <text:p text:style-name="P584">Если решил то почему я без Ольки</text:p>
      <text:p text:style-name="P585"/>
      <text:p text:style-name="P586">Ты РЕШИЛ.</text:p>
      <text:p text:style-name="P587"/>
      <text:p text:style-name="P588">Посмотрим. Решил или нет. Пока что она ходит на чай с теми кто предлагает ей групповуху.</text:p>
      <text:p text:style-name="P589"/>
      <text:p text:style-name="P590">Она хотела до тебя допрыгнуть. Её цель не избавить мир от островов. А найти мир где есть тот кто её уважает. Найти того для кого мир – это море без камней.</text:p>
      <text:p text:style-name="P591"/>
      <text:p text:style-name="P592">Вопрос №26.</text:p>
      <text:p text:style-name="P593">Представь, как расцветают (я и все остальные) от любых моих мыслей или действий.</text:p>
      <text:p text:style-name="P594"/>
      <text:p text:style-name="P59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596">Все существенные (полезные) мысли выделить жирным (т.е. те, которые не хотелось бы чтоб пропали).</text:p>
      <text:p text:style-name="P597"/>
      <text:p text:style-name="P598"/>
      <text:p text:style-name="P599"/>
      <text:p text:style-name="P600"/>
      <text:p text:style-name="P601">Расцветание требует энергии.</text:p>
      <text:p text:style-name="P602">Энергия требует ресурсов.</text:p>
      <text:p text:style-name="P603">Ресурсы на всех одни.</text:p>
      <text:p text:style-name="P604">Вот и получаешь войну.</text:p>
      <text:p text:style-name="P605">Занимайся энергией. Проект «энергия». А там посмотрим.</text:p>
      <text:p text:style-name="P606"/>
      <text:p text:style-name="P607">Вопрос №27.</text:p>
      <text:p text:style-name="P608">Увидь, что оно (этот предмет разговора), и каждая его часть - это ты.</text:p>
      <text:p text:style-name="P609">* потому что "видеть что это я" это приближение, а требование - это отдаление.</text:p>
      <text:p text:style-name="P610"/>
      <text:p text:style-name="P61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612">Все существенные (полезные) мысли выделить жирным (т.е. те, которые не<text:s/>хотелось бы чтоб пропали).</text:p>
      <text:p text:style-name="P613"/>
      <text:p text:style-name="P614">Острова можно разбивать на части. Это и есть перетереть в порошок.</text:p>
      <text:p text:style-name="P615">Анализируй преследователей и всё. За гештальт забудь. Некогда мне. Каждого любить.</text:p>
      <text:p text:style-name="P616">Я нашёл выход в картах, Не вижу смысла менять подход.</text:p>
      <text:p text:style-name="P617">Парето ещё.</text:p>
      <text:p text:style-name="P618"/>
      <text:p text:style-name="P619">Это всё равно как с едой. Ты знаешь что надо избегать или делать чтоб нормально жить. Но мир в котором у всех кубики это преследование. Думай о себе и всё.</text:p>
      <text:p text:style-name="P620"/>
      <text:p text:style-name="P621">Вопрос №28.</text:p>
      <text:p text:style-name="P622">Увидь, что оно и каждая его часть видит в тебе (т.е. увидь его глазами себя).</text:p>
      <text:p text:style-name="P623">* практика показала что это сразу включает механизмы саморешения, после которых экономится куча времени на анализе.</text:p>
      <text:p text:style-name="P624"/>
      <text:p text:style-name="P6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626">Все существенные (полезные) мысли выделить жирным (т.е. те, которые не хотелось бы чтоб пропали).</text:p>
      <text:p text:style-name="P627"/>
      <text:p text:style-name="P628">Того кто мог видеть где все мины мира.</text:p>
      <text:p text:style-name="P629">А когда начал от их мир избавлять то потерялся от воздействия преследователей орущих «мины не тут».</text:p>
      <text:p text:style-name="P630">Уже не будет такого. Потому что ты делаешь свои эти практичные карты.</text:p>
      <text:p text:style-name="P631">Доделай её тогда будешь принимать решения.</text:p>
      <text:p text:style-name="P632"/>
      <text:p text:style-name="P633">Вопрос №29.</text:p>
      <text:p text:style-name="P634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635"/>
      <text:p text:style-name="P636">Открытый ответ (какие мысли, образы, внутренние диалоги, ощущения, эмоции, предчувствия, проекции и т.п. возникают - всё писать сюда).</text:p>
      <text:soft-page-break/>
      <text:p text:style-name="P637">Все существенные (полезные) мысли выделить жирным (т.е. те, которые не хотелось бы чтоб пропали).</text:p>
      <text:p text:style-name="P638"/>
      <text:p text:style-name="P639"/>
      <text:p text:style-name="P640"/>
      <text:p text:style-name="P641"/>
      <text:p text:style-name="P642"/>
      <text:p text:style-name="P643">Не дать никому из моих знакомых наступать на ёжиков?</text:p>
      <text:p text:style-name="P644">Ходить цепочкой что ли? И я первый?</text:p>
      <text:p text:style-name="P645">Караваном блядь?</text:p>
      <text:p text:style-name="P646">Так не будет никогда.</text:p>
      <text:p text:style-name="P647">Могу из далека видеть мины.</text:p>
      <text:p text:style-name="P648">И снимать видео о том как на них не наступить.</text:p>
      <text:p text:style-name="P649">Что я и планировал делать сука ещё летом.</text:p>
      <text:p text:style-name="P650">Видео о здоровье. Где оно? Нету. Сидишь блядь дрочишь.</text:p>
      <text:p text:style-name="P651">Вот выход.</text:p>
      <text:p text:style-name="P652">Триста раз уже сказал.</text:p>
      <text:p text:style-name="P653"/>
      <text:p text:style-name="P654">Вопрос №30.</text:p>
      <text:p text:style-name="P655">Посмотри на это с принципа что свобода это не иметь всё что хочешь а не хотеть.</text:p>
      <text:p text:style-name="P656"/>
      <text:p text:style-name="P657">Открытый ответ (какие мысли, образы,<text:s/>внутренние диалоги, ощущения, эмоции, предчувствия, проекции и т.п. возникают - всё писать сюда).</text:p>
      <text:p text:style-name="P658">Все существенные (полезные) мысли выделить жирным (т.е. те, которые не хотелось бы чтоб пропали).</text:p>
      <text:p text:style-name="P659"/>
      <text:p text:style-name="P660"/>
      <text:p text:style-name="P661">Ей насрать (на преследования)</text:p>
      <text:p text:style-name="P662">И мне тоже.</text:p>
      <text:p text:style-name="P663">У меня есть группа. У неё дневник.</text:p>
      <text:p text:style-name="P664">О чём нам ещё говорить.</text:p>
      <text:p text:style-name="P665">Мы разные.</text:p>
      <text:p text:style-name="P666">Она хочет встречаться с теми кто предлагает групповухи. И втыкать себе серьги в пизду.</text:p>
      <text:p text:style-name="P667">А я хочу просто спокойно жить.</text:p>
      <text:p text:style-name="P668">Её удел – вызов.</text:p>
      <text:p text:style-name="P669">«На слабо». Она видит где остров только если будет быстро-быстро бегать по карте.</text:p>
      <text:p text:style-name="P670">«как собаку закрыть» блядь. Ты и есть собака. Но я тебя люблю как собаку. А ты что-то там умничаешь.</text:p>
      <text:p text:style-name="P671">Я просто хочу умереть. Нету у меня других ответов кроме как знать куда не ходить. Пока нету. Может будут после приемуществ.</text:p>
      <text:p text:style-name="P672"/>
      <text:p text:style-name="P673">Вопрос №31.</text:p>
      <text:p text:style-name="P674">Что сделать чтоб оно увидело во мне и всех моих частях себя?</text:p>
      <text:p text:style-name="P675"/>
      <text:p text:style-name="P67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677">Все существенные (полезные) мысли выделить жирным (т.е. те, которые не хотелось бы чтоб пропали).</text:p>
      <text:p text:style-name="P678"/>
      <text:p text:style-name="P679"/>
      <text:p text:style-name="P680"/>
      <text:p text:style-name="P681">Ты вроде как Каперому делал. Первый твой нормальный проект. Куда она делась?</text:p>
      <text:p text:style-name="P682"/>
      <text:p text:style-name="P683">Лежит.</text:p>
      <text:p text:style-name="P684">Ждёт когда у меня железо появится.</text:p>
      <text:p text:style-name="P685"/>
      <text:p text:style-name="P686">Ну вот и нормально. Делай её.</text:p>
      <text:p text:style-name="P687">Выше подними.</text:p>
      <text:p text:style-name="P688"/>
      <text:p text:style-name="P689">Я сделаю.</text:p>
      <text:p text:style-name="P690"/>
      <text:p text:style-name="P691">Вот и отлично. Не надо покупать то что не смоделировал. Есть точилки, есть ножи заточенные. Есть ножи которым слишком много плоскости 7х25см. есть скальпели которым надо чучуть. Плюс стоит вопрос смазки, охлаждения<text:s/>и стружки.<text:s/>Забей.</text:p>
      <text:p text:style-name="P692"/>
      <text:p text:style-name="P693">…</text:p>
      <text:p text:style-name="P694"/>
      <text:p text:style-name="P695">Каперома, чувак.</text:p>
      <text:p text:style-name="P696">Первый нормальный проект</text:p>
      <text:p text:style-name="P697"/>
      <text:p text:style-name="P698">Ну и почему он мне разьел мозги? Почему параллельно с ним я расстановками сука исписал все ватманы на которых была каперома мыслями об Оле и т.п.?</text:p>
      <text:p text:style-name="P699"/>
      <text:p text:style-name="P700">Вероятно потому что преследование и конкуренция это одно и то же. А без конкуренции нету роста. Вероятно ты действительно должен умереть.<text:s/>Либо тебя должна перестать есть совесть. Вообще. Навсегда. Это совесть тебя заставляет слушать преследователеей. Якобы ты один из них. «Посмотри какие мы бедные из-за тебя» И ты такой «блин чуваки, я вам денег дам». Нихуя. Хватит халявы.</text:p>
      <text:p text:style-name="P701">Всё.</text:p>
      <text:p text:style-name="P702"/>
      <text:p text:style-name="P703">Т.е. ты говоришь что это нормально – знать что преследование будет, и всё равно делать. Надеясь что тот факт что оно надо миру меня спасёт.</text:p>
      <text:p text:style-name="P704"/>
      <text:p text:style-name="P705">Просто перестань делать из мухи слона.</text:p>
      <text:p text:style-name="P706"/>
      <text:p text:style-name="P707">Как</text:p>
      <text:p text:style-name="P708"/>
      <text:p text:style-name="P709"><text:span text:style-name="T710">Запиши.<text:s/></text:span><text:span text:style-name="T711">Ситуации когда делают из мухи слона.</text:span></text:p>
      <text:p text:style-name="P712">Всё. Ты решил. Обойдёшь их и всё.</text:p>
      <text:p text:style-name="P713"/>
      <text:p text:style-name="P714"/>
      <text:p text:style-name="P715">Вопрос №32.</text:p>
      <text:p text:style-name="P716">Направь своё намеренье на хорошее для тебя решение этого повторения.</text:p>
      <text:p text:style-name="P717">(выгодного, прибыльного, приятно запоминающегося - в кои то веки поживи для себя)</text:p>
      <text:p text:style-name="P718"/>
      <text:p text:style-name="P719">Открытый ответ (какие мысли, образы, внутренние диалоги, ощущения, эмоции,<text:s/>предчувствия, проекции и т.п. возникают - всё писать сюда).</text:p>
      <text:soft-page-break/>
      <text:p text:style-name="P720">Все существенные (полезные) мысли выделить жирным (т.е. те, которые не хотелось бы чтоб пропали).</text:p>
      <text:p text:style-name="P721"/>
      <text:p text:style-name="P722"/>
      <text:p text:style-name="P723">С конкуренцией надо считаться. Но не надо её слушать.</text:p>
      <text:p text:style-name="P724"><text:span text:style-name="T725">Пиши. «</text:span><text:span text:style-name="T726">конкуренция</text:span><text:span text:style-name="T727">».</text:span></text:p>
      <text:p text:style-name="P728">Отлично.</text:p>
      <text:p text:style-name="P729"/>
      <text:p text:style-name="P730">Вопрос №33.</text:p>
      <text:p text:style-name="P731">Если есть какой-то холст, на котором нарисованы мир, ты, люди и т.п. - какое Намеренье по поводу этого вопроса протекает у всех этих предметов (ты, люди, мир и т.п.) и между ними на этом холсте?</text:p>
      <text:p text:style-name="P732"/>
      <text:p text:style-name="P73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734">Все существенные (полезные) мысли выделить жирным (т.е. те, которые не хотелось бы чтоб пропали).</text:p>
      <text:p text:style-name="P735"/>
      <text:p text:style-name="P736"/>
      <text:p text:style-name="P737"/>
      <text:p text:style-name="P738"/>
      <text:p text:style-name="P739">Уничтожение конкуренции.</text:p>
      <text:p text:style-name="P740">Вопрос остаётся такой, что если преследование синоним конкуренции, то… о какой конкуренции может идти речь если нет рамок проекта? «я лучше чем ты»?<text:s/></text:p>
      <text:p text:style-name="P741"><text:span text:style-name="T742">Политика</text:span><text:span text:style-name="T743"><text:s/>чувак. Земля. Пиши папку.</text:span></text:p>
      <text:p text:style-name="P744"/>
      <text:p text:style-name="P745">Уже есть</text:p>
      <text:p text:style-name="P746"/>
      <text:p text:style-name="P747">Вот и славно.</text:p>
      <text:p text:style-name="P748"/>
      <text:p text:style-name="P749">Ок тогда идея «не вступить туда где есть конкуренция» выглядит тупо.</text:p>
      <text:p text:style-name="P750"/>
      <text:p text:style-name="P751">Да. Так же тупо как думать что группа это делает возможным.</text:p>
      <text:p text:style-name="P752">Будь твой бар идеальным… Это всего лишь бар.</text:p>
      <text:p text:style-name="P753">И магазин. И шлюха. И девственница. И дочь.</text:p>
      <text:p text:style-name="P754">И всё это в одной личности.</text:p>
      <text:p text:style-name="P755">Нахер это тебе?</text:p>
      <text:p text:style-name="P756">Это невозможно.</text:p>
      <text:p text:style-name="P757">Успокойся.</text:p>
      <text:p text:style-name="P758"/>
      <text:p text:style-name="P759">Она просто такая какой ты хочешь чтоб она была. Как и все бабы.</text:p>
      <text:p text:style-name="P760">Слушает и говорит «да» на всё.</text:p>
      <text:p text:style-name="P761"/>
      <text:p text:style-name="P762">…. И что делать?</text:p>
      <text:p text:style-name="P763"/>
      <text:p text:style-name="P764">Ничего. Пусть будет рядом когда может. Будет сосать. Всё будет хорошо.</text:p>
      <text:p text:style-name="P765"/>
      <text:p text:style-name="P766">У меня всё.</text:p>
      <text:p text:style-name="P767">Перерыв 15 минут.</text:p>
      <text:soft-page-break/>
      <text:p text:style-name="P768">Как открыть поломанный замок не зная как он устроен?</text:p>
      <text:p text:style-name="P769"/>
      <text:p text:style-name="P770">Вот тебе и пример. Тупая баба внутри. Не может взять отвёртку и открутить шуруп.</text:p>
      <text:p text:style-name="P771"/>
      <text:p text:style-name="P772">Вопрос №34.</text:p>
      <text:p text:style-name="P773">Что в этой вещи было видно у кого-то в фазе (осознанном сне) и КАК оно им было видно?</text:p>
      <text:p text:style-name="P774">[все аспекты: общую картину, под микроскопом и т.д. -<text:s/>короче всё что ты искал в своей фазе - найди и в ихней]</text:p>
      <text:p text:style-name="P775"/>
      <text:p text:style-name="P77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777">Все существенные (полезные) мысли выделить жирным (т.е. те,<text:s/>которые не хотелось бы чтоб пропали).</text:p>
      <text:p text:style-name="P778"/>
      <text:p text:style-name="P779"/>
      <text:p text:style-name="P780"/>
      <text:p text:style-name="P781">Любая фаза это по аксиоме избавление от преследований. Всё есть.</text:p>
      <text:p text:style-name="P782">В свободном доступе.</text:p>
      <text:p text:style-name="P783">Бери – не хочу.</text:p>
      <text:p text:style-name="P784">Часто даже даёт даже то что ты сам не знал что этого хочешь.</text:p>
      <text:p text:style-name="P785">Вот ключ.</text:p>
      <text:p text:style-name="P786">Просто ты ей не по барабану вот и всё.</text:p>
      <text:p text:style-name="P787">Старается дать тебе то что тебе нужно а не то что ты просишь.</text:p>
      <text:p text:style-name="P788">Ты ей тоже это давал. Потом перестал и она ушла. Включи это и она вернётся.</text:p>
      <text:p text:style-name="P789"/>
      <text:p text:style-name="P790"/>
      <text:p text:style-name="P791">Вопрос №35.</text:p>
      <text:p text:style-name="P792">Что другие люди колдуют (притягивают в твою жизнь) связанного с этой вещью?</text:p>
      <text:p text:style-name="P793"/>
      <text:p text:style-name="P79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795">Все существенные (полезные) мысли выделить жирным (т.е. те, которые не хотелось бы чтоб пропали).</text:p>
      <text:p text:style-name="P796"/>
      <text:p text:style-name="P797">Отсутствие конкурентов. Вспомни Укрпочту.</text:p>
      <text:p text:style-name="P798">Т.е. это обратная сторона конкуренции.</text:p>
      <text:p text:style-name="P799"/>
      <text:p text:style-name="P800">Ты так и говорил.</text:p>
      <text:p text:style-name="P801"/>
      <text:p text:style-name="P802">Ок.</text:p>
      <text:p text:style-name="P803"/>
      <text:p text:style-name="P804">Перестань сливать НА неё, сливай всё В неё. Пусть даже дупло у неё закупорено. Так хоть будешь знать что это такое. Иметь бабу которой ты по зубам.</text:p>
      <text:p text:style-name="P805"/>
      <text:p text:style-name="P806">Я ей? Не смеши.</text:p>
      <text:p text:style-name="P807"/>
      <text:p text:style-name="P808">Ну она ведь нашла что тебе нужно когда ты не знал.</text:p>
      <text:p text:style-name="P809"/>
      <text:soft-page-break/>
      <text:p text:style-name="P810">Мы просто обменялись опытом.</text:p>
      <text:p text:style-name="P811"/>
      <text:p text:style-name="P812">Вопрос №36.</text:p>
      <text:p text:style-name="P813">Что другие люди делают связаного с этой задачей, с целью их самоудовлетворения?</text:p>
      <text:p text:style-name="P814"/>
      <text:p text:style-name="P815">Открытый ответ (какие мысли, образы, внутренние<text:s/>диалоги, ощущения, эмоции, предчувствия, проекции и т.п. возникают - всё писать сюда).</text:p>
      <text:p text:style-name="P816">Все существенные (полезные) мысли выделить жирным (т.е. те, которые не хотелось бы чтоб пропали).</text:p>
      <text:p text:style-name="P817"/>
      <text:p text:style-name="P818">Пытаются иметь то, конкуренцию по чему они не вытянят.</text:p>
      <text:p text:style-name="P819">Т.е. то, что им не по карману.</text:p>
      <text:p text:style-name="P820"/>
      <text:p text:style-name="P821">Довольно хитрожопо знаешь – вначале схватить что-то что начало расти а потом говорить что оно тебе должно хотя оно не по карману.</text:p>
      <text:p text:style-name="P822"/>
      <text:p text:style-name="P823">Вот. Это хервая форма преследовния.Та которой ты боишься.</text:p>
      <text:p text:style-name="P824">Преследование как синоним конкуренции – дело правое. Все имеют право строить корабли. Быстрые, медленные, большие, малые.</text:p>
      <text:p text:style-name="P825">Но вот когда кто-то пытается удержать у себя на корабле то что не выдержит то….</text:p>
      <text:p text:style-name="P826"/>
      <text:p text:style-name="P827">Сформулируй.</text:p>
      <text:p text:style-name="P828"/>
      <text:p text:style-name="P829">Преследование того, что в условиях конкуренции ты не потянешь. С криками «ты должно».</text:p>
      <text:p text:style-name="P830"/>
      <text:p text:style-name="P831">Вот именно</text:p>
      <text:p text:style-name="P832">Тогда твоя задача сводится к тому, чтоб всем было по карманувсё что они хотят. А это уже износ и т.п.Делать пизду Памелы Андерсон такой мощной, чтоб<text:s/>миллионы людей её выебали и не раздолбали.</text:p>
      <text:p text:style-name="P833"/>
      <text:p text:style-name="P834">Значит всё сводится к психологии и гештальту.</text:p>
      <text:p text:style-name="P835"/>
      <text:p text:style-name="P836">ВОТ.</text:p>
      <text:p text:style-name="P837"/>
      <text:p text:style-name="P838">Да. Карты психологии. До свидания.</text:p>
      <text:p text:style-name="P839">У меня всё.</text:p>
      <text:p text:style-name="P840"/>
      <text:p text:style-name="P841">Методы лечения всех кто нарывается.</text:p>
      <text:p text:style-name="P842">Быть лекарством миру.</text:p>
      <text:p text:style-name="P843"/>
      <text:p text:style-name="P844">Значит твоя специальность это решала лучше всего. Потому ты её и выбрал.</text:p>
      <text:p text:style-name="P845"/>
      <text:p text:style-name="P846">Вопрос №37.</text:p>
      <text:p text:style-name="P847">Что ЭТА ПРОБЛЕМА решает?</text:p>
      <text:p text:style-name="P848">(сам по себе)</text:p>
      <text:p text:style-name="P849"/>
      <text:soft-page-break/>
      <text:p text:style-name="P85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851">Все существенные (полезные) мысли выделить жирным (т.е. те, которые не хотелось бы чтоб пропали).</text:p>
      <text:p text:style-name="P852"/>
      <text:p text:style-name="P853"/>
      <text:p text:style-name="P854"/>
      <text:p text:style-name="P855"/>
      <text:p text:style-name="P856">От тех, кто ноет, что им что-то не по карману.</text:p>
      <text:p text:style-name="P857">Люди забывают что есть износ.</text:p>
      <text:p text:style-name="P858">Хотя я тоже забыл.</text:p>
      <text:p text:style-name="P859"/>
      <text:p text:style-name="P860"><text:span text:style-name="T861">Отлично.<text:s/></text:span><text:span text:style-name="T862">Износ</text:span><text:span text:style-name="T863"><text:s/>в проекты.</text:span></text:p>
      <text:p text:style-name="P864"/>
      <text:p text:style-name="P865">Он там уже был</text:p>
      <text:p text:style-name="P866">Вот. Отлично. Посмотришь.</text:p>
      <text:p text:style-name="P867"/>
      <text:p text:style-name="P868">А Оля – баба которая чинит износ за свой счёт.</text:p>
      <text:p text:style-name="P869"/>
      <text:p text:style-name="P870">Боже какая она золото. Похер. Износ теперь твой проект.</text:p>
      <text:p text:style-name="P871"/>
      <text:p text:style-name="P872">Вопрос №38.</text:p>
      <text:p text:style-name="P873">Когда<text:s/>впервые в истории вселенной ЭТА ПРОБЛЕМА впервые попыталась решить то что она решает (вещь к которой ты пришёл в вопросе №37)?</text:p>
      <text:p text:style-name="P874">Представь, что Эта Проблема (тогдашняя, первая в истории) говорит Этой Сегодняшней Проблеме (которую мы сейчас решаем), что она<text:s/>существует для решения ответа из вопроса №37.</text:p>
      <text:p text:style-name="P875"/>
      <text:p text:style-name="P87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877">Все существенные (полезные) мысли выделить жирным (т.е. те, которые не хотелось бы чтоб пропали).</text:p>
      <text:p text:style-name="P878"/>
      <text:p text:style-name="P879">Когда впервые то что кому-то не по карману целиком хотело заполучить хотя бы часть? Кусок?</text:p>
      <text:p text:style-name="P880">Сука ещё с вирусов и бактерий наверно.</text:p>
      <text:p text:style-name="P881">Она тебе не по зубам. Если целая.</text:p>
      <text:p text:style-name="P882">Ты пустое место.</text:p>
      <text:p text:style-name="P883">До свидания.</text:p>
      <text:p text:style-name="P884"><text:span text:style-name="T885">И единственный выход из этого – это<text:s/></text:span><text:span text:style-name="T886">карты психологии</text:span><text:span text:style-name="T887">.</text:span></text:p>
      <text:p text:style-name="P888"/>
      <text:p text:style-name="P889">… т.е. частичные вирусы да?</text:p>
      <text:p text:style-name="P890">Вопрос есть ли польза от этого носителю.</text:p>
      <text:p text:style-name="P891">Раньше была польза (от тебя) сейчс нету.</text:p>
      <text:p text:style-name="P892">Но она тебе не по зубам.</text:p>
      <text:p text:style-name="P893"/>
      <text:p text:style-name="P894">А я вообще ДОЛЖЕН? Лечить всех подряд?</text:p>
      <text:p text:style-name="P895">И что значит «не по зубам»?</text:p>
      <text:p text:style-name="P896">«Не по зубам» отогнать от неё всех конкурентов?</text:p>
      <text:p text:style-name="P897">С чего вдруг?</text:p>
      <text:p text:style-name="P898"/>
      <text:p text:style-name="P899">Ты сделал её сильнее.</text:p>
      <text:p text:style-name="P900"/>
      <text:p text:style-name="P901">Да но я не думал что она от этого меня бросит. Я для себя её делал.</text:p>
      <text:p text:style-name="P902"/>
      <text:p text:style-name="P903">Тем не менее.</text:p>
      <text:p text:style-name="P904">Целовалась по туалетам с быдлом. А щас у неё хирурги с квартирми.</text:p>
      <text:p text:style-name="P905">Суть не изменилась.</text:p>
      <text:p text:style-name="P906">«пожалуйста пожалуйста».</text:p>
      <text:p text:style-name="P907">Баба волонтёр.</text:p>
      <text:p text:style-name="P908">Бесплатность дорого обходится.</text:p>
      <text:p text:style-name="P909">Потому и бесплатная что ей больше заплатят<text:s/>чем если б платили.</text:p>
      <text:p text:style-name="P910"/>
      <text:p text:style-name="P911">Т.е. ты говоришь карты.</text:p>
      <text:p text:style-name="P912"/>
      <text:p text:style-name="P913">Да.</text:p>
      <text:p text:style-name="P914"/>
      <text:p text:style-name="P915">Карты это выход.</text:p>
      <text:p text:style-name="P916"/>
      <text:p text:style-name="P917">Да.</text:p>
      <text:p text:style-name="P918"/>
      <text:p text:style-name="P919">Короче у неё взаимообмен с паразитами.</text:p>
      <text:p text:style-name="P920">Но она мне не по зубам.</text:p>
      <text:p text:style-name="P921">Без карт по крайней мере.</text:p>
      <text:p text:style-name="P922">А карты это ключи от всех дверей по сути. Они не прорубают дверь там где её до меня не было.</text:p>
      <text:p text:style-name="P923">Она дешёвая шлюха.</text:p>
      <text:p text:style-name="P924"/>
      <text:p text:style-name="P925">Нет чувак. Ключи….. бывают… и от природы….</text:p>
      <text:p text:style-name="P926"/>
      <text:p text:style-name="P927">Посмотрим. Пока хз.</text:p>
      <text:p text:style-name="P928"/>
      <text:p text:style-name="P929">Вопрос №39.</text:p>
      <text:p text:style-name="P930">Что ЭТА ПРОБЛЕМА колдует?</text:p>
      <text:p text:style-name="P931">Что она сама по себе притягивает в жизнь каждому кто её имеет?</text:p>
      <text:p text:style-name="P932">Открытый ответ (какие мысли, образы, внутренние диалоги, ощущения, эмоции, предчувствия, проекции и т.п. возникают - всё<text:s/>писать сюда).</text:p>
      <text:p text:style-name="P933">Все существенные (полезные) мысли выделить жирным (т.е. те, которые не хотелось бы чтоб пропали).</text:p>
      <text:p text:style-name="P934"/>
      <text:p text:style-name="P935"/>
      <text:p text:style-name="P936"/>
      <text:p text:style-name="P937">Проблемы.</text:p>
      <text:p text:style-name="P938">Тех кто покажет что это бессмысленно.</text:p>
      <text:p text:style-name="P939">Антимонопольный коммитет созданный природой.</text:p>
      <text:p text:style-name="P940">Если жуки сьедают целый вид мух, то птицы которые ели мух начинают есть жуков.</text:p>
      <text:p text:style-name="P941"/>
      <text:p text:style-name="P942">Эм…………………………………………………………………………………………….</text:p>
      <text:p text:style-name="P943"/>
      <text:p text:style-name="P944">Следовательно те кто питались тем, что даёт эта задача, начинают питаться тобой.</text:p>
      <text:soft-page-break/>
      <text:p text:style-name="P945">И это уже твоя задача смириться с тем что они мрут от голода.</text:p>
      <text:p text:style-name="P946">Что это теперь твоя собственность а не их.</text:p>
      <text:p text:style-name="P947">Короткий ответ: не было полки. Для каперомы. Теперь есть. Развивай её в рамках группы и всё.</text:p>
      <text:p text:style-name="P948"/>
      <text:p text:style-name="P949">к<text:s/></text:p>
      <text:p text:style-name="P950"/>
      <text:p text:style-name="P951"/>
      <text:p text:style-name="P952">Вопрос №40.</text:p>
      <text:p text:style-name="P953">Как сделать так чтоб этот вопрос:</text:p>
      <text:p text:style-name="P954">- Решал всемирные проблемы?</text:p>
      <text:p text:style-name="P955">- Мотивировал инфраструктуры находить рост и ускорение роста решения всемирных проблем?</text:p>
      <text:p text:style-name="P956">- Мотивировал инфраструктуры мотивировать другие инфраструктуры искать рост и ускорение решения всемирных проблем?</text:p>
      <text:p text:style-name="P957">(я это решаю уже прикладным, но всё таки - так навскидку)</text:p>
      <text:p text:style-name="P958"/>
      <text:p text:style-name="P959">Открытый ответ (какие мысли, образы, внутренние диалоги,<text:s/>ощущения, эмоции, предчувствия, проекции и т.п. возникают - всё писать сюда).</text:p>
      <text:p text:style-name="P960">Все существенные (полезные) мысли выделить жирным (т.е. те, которые не хотелось бы чтоб пропали).</text:p>
      <text:p text:style-name="P961"/>
      <text:p text:style-name="P962">Короче ты понял.</text:p>
      <text:p text:style-name="P963">Раньше это дерьмо питалось ею.</text:p>
      <text:p text:style-name="P964">И другими.</text:p>
      <text:p text:style-name="P965">Потом стало тобой.</text:p>
      <text:p text:style-name="P966">И ты её бросил.</text:p>
      <text:p text:style-name="P967">Вот тебе и «не по зубам».</text:p>
      <text:p text:style-name="P968">Потому что ты хочешь ею питаться.</text:p>
      <text:p text:style-name="P969">Она тебя хотела когда кроме этого ты давал что-то взамен.</text:p>
      <text:p text:style-name="P970">А это было редко.</text:p>
      <text:p text:style-name="P971">И она устала терпеть когда с двух сторон одно и то же.</text:p>
      <text:p text:style-name="P972">Делай свою<text:s/>Каперому и всё.</text:p>
      <text:p text:style-name="P973"><text:span text:style-name="T974">Или что ты там делал.</text:span></text:p>
      <text:p text:style-name="P975"/>
      <text:p text:style-name="P976">Я не решил ничего…</text:p>
      <text:p text:style-name="P977"/>
      <text:p text:style-name="P978">Ты просто подошёл с новой стороны к одному и тому же.</text:p>
      <text:p text:style-name="P979">Группа. Просто проекты другие.</text:p>
      <text:p text:style-name="P980">Онлайн магазины это конечно хорошо. Но как только ты включишься в проекты, каждый из которых решает 90% по закону парето – ты станешь управлять этим миром.</text:p>
      <text:p text:style-name="P981"><text:span text:style-name="T982">Задавать темп.<text:s/></text:span><text:span text:style-name="T983">Идти в ногу со временем будет означать идти в ногу с тобой.</text:span><text:span text:style-name="T984"><text:s/>Этого достаточно.</text:span></text:p>
      <text:p text:style-name="P985"/>
      <text:p text:style-name="P986">Современное.</text:p>
      <text:p text:style-name="P987">Вот охуенный проект.</text:p>
      <text:p text:style-name="P988">Всё Современное.</text:p>
      <text:p text:style-name="P989">Супер.</text:p>
      <text:p text:style-name="P990">НАКОНЕЦ_ТО. А ТО ГОВНОМ ТОРГУЕШЬ.</text:p>
      <text:p text:style-name="P991"/>
      <text:soft-page-break/>
      <text:p text:style-name="P992"><text:span text:style-name="T993">УДИВИТЕЛЬНО НАСКОЛЬКО ГРУППА СТАЛА СЕРЬЁЗНЕЙ БЛАГОДАРЯ ЭТОЙ ФРАЗ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Вопросник</dc:title>
    <meta:initial-creator>Dell</meta:initial-creator>
    <dc:creator>Serge Vinogradoff</dc:creator>
    <meta:creation-date>2020-11-29T13:05:00Z</meta:creation-date>
    <dc:date>2020-11-29T16:41:00Z</dc:date>
    <meta:template xlink:href="Вопросник.ott" xlink:type="simple"/>
    <meta:editing-cycles>109</meta:editing-cycles>
    <meta:editing-duration>PT13080S</meta:editing-duration>
    <meta:document-statistic meta:page-count="24" meta:paragraph-count="73" meta:word-count="5516" meta:character-count="36890" meta:row-count="262" meta:non-whitespace-character-count="31447"/>
  </office:meta>
</office:document-meta>
</file>